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solid" draw:fill-color="#3deb3d" draw:textarea-horizontal-align="justify" draw:textarea-vertical-align="middle" draw:auto-grow-height="false"/>
    </style:style>
    <style:style style:name="gr4" style:family="graphic" style:parent-style-name="standard">
      <style:graphic-properties svg:stroke-color="#008000" draw:marker-end="Arrow"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svg:stroke-color="#ff0000" draw:marker-end="Arrow" draw:fill="solid" draw:fill-color="#ff0000" draw:textarea-horizontal-align="center" draw:textarea-vertical-align="middle"/>
    </style:style>
    <style:style style:name="gr7" style:family="graphic" style:parent-style-name="standard">
      <style:graphic-properties draw:stroke="dash" draw:stroke-dash="Fine_20_Dashed" svg:stroke-width="0.2cm" draw:marker-start-width="0.5cm" draw:marker-end-width="0.5cm" draw:fill="none" draw:textarea-horizontal-align="justify" draw:textarea-vertical-align="middle" draw:auto-grow-height="false" fo:padding-top="0.225cm" fo:padding-bottom="0.225cm" fo:padding-left="0.35cm" fo:padding-right="0.35cm"/>
    </style:style>
    <style:style style:name="gr8" style:family="graphic" style:parent-style-name="standard">
      <style:graphic-properties draw:stroke="none" svg:stroke-color="#000000" draw:fill="none" draw:fill-color="#ffffff" draw:textarea-horizontal-align="left" draw:auto-grow-height="true" draw:auto-grow-width="true" fo:min-height="1.693cm" fo:min-width="0cm"/>
    </style:style>
    <style:style style:name="gr9" style:family="graphic" style:parent-style-name="standard">
      <style:graphic-properties draw:fill="solid" draw:fill-color="#ffffcc" draw:textarea-horizontal-align="justify" draw:textarea-vertical-align="middle" draw:auto-grow-height="false"/>
    </style:style>
    <style:style style:name="gr10" style:family="graphic" style:parent-style-name="standard">
      <style:graphic-properties svg:stroke-color="#3deb3d" draw:marker-end="Arrow" draw:fill="solid" draw:fill-color="#ff0000" draw:textarea-horizontal-align="center" draw:textarea-vertical-align="middle"/>
    </style:style>
    <style:style style:name="gr11" style:family="graphic" style:parent-style-name="standard">
      <style:graphic-properties svg:stroke-color="#ff6633" draw:marker-end="Arrow" draw:textarea-horizontal-align="center" draw:textarea-vertical-align="middle"/>
    </style:style>
    <style:style style:name="gr12" style:family="graphic" style:parent-style-name="standard">
      <style:graphic-properties draw:fill="solid" draw:fill-color="#ff6633" draw:textarea-horizontal-align="justify" draw:textarea-vertical-align="middle" draw:auto-grow-height="false"/>
    </style:style>
    <style:style style:name="gr13" style:family="graphic" style:parent-style-name="standard">
      <style:graphic-properties draw:fill="solid" draw:fill-color="#e6e6e6" draw:textarea-horizontal-align="justify" draw:textarea-vertical-align="middle" draw:auto-grow-height="false"/>
    </style:style>
    <style:style style:name="gr14" style:family="graphic" style:parent-style-name="standard">
      <style:graphic-properties svg:stroke-color="#008000" draw:marker-start="" draw:marker-end="Arrow" draw:textarea-horizontal-align="center" draw:textarea-vertical-align="middle"/>
    </style:style>
    <style:style style:name="gr15" style:family="graphic" style:parent-style-name="standard">
      <style:graphic-properties draw:fill="solid" draw:fill-color="#ccccff" draw:textarea-horizontal-align="justify" draw:textarea-vertical-align="middle" draw:auto-grow-height="false"/>
    </style:style>
    <style:style style:name="gr16" style:family="graphic" style:parent-style-name="standard">
      <style:graphic-properties svg:stroke-color="#ff0000" draw:marker-end="Arrow" draw:textarea-horizontal-align="center" draw:textarea-vertical-align="middle"/>
    </style:style>
    <style:style style:name="gr17" style:family="graphic" style:parent-style-name="standard">
      <style:graphic-properties svg:stroke-color="#008000" draw:marker-end="Arrow" draw:fill="solid" draw:fill-color="#008000" draw:textarea-horizontal-align="center" draw:textarea-vertical-align="middle"/>
    </style:style>
    <style:style style:name="gr18" style:family="graphic" style:parent-style-name="standard">
      <style:graphic-properties draw:textarea-horizontal-align="justify" draw:textarea-vertical-align="middle" draw:auto-grow-height="false" draw:shadow="hidden"/>
    </style:style>
    <style:style style:name="gr19" style:family="graphic" style:parent-style-name="standard">
      <style:graphic-properties draw:stroke="none" draw:fill="solid" draw:fill-color="#1a1a1a" draw:textarea-horizontal-align="center" draw:textarea-vertical-align="middle"/>
    </style:style>
    <style:style style:name="gr20" style:family="graphic" style:parent-style-name="standard">
      <style:graphic-properties draw:fill="solid" draw:fill-color="#e5cc90" draw:textarea-horizontal-align="justify" draw:textarea-vertical-align="middle" draw:auto-grow-height="false"/>
    </style:style>
    <style:style style:name="gr21" style:family="graphic" style:parent-style-name="standard">
      <style:graphic-properties svg:stroke-color="#663300" draw:marker-end="Arrow" draw:textarea-horizontal-align="center" draw:textarea-vertical-align="middle"/>
    </style:style>
    <style:style style:name="gr22" style:family="graphic" style:parent-style-name="standard">
      <style:graphic-properties draw:stroke="dash" draw:stroke-dash="_32__20_Dots_20_1_20_Dash" svg:stroke-width="0.1cm" svg:stroke-color="#663300" draw:marker-start-width="0.35cm" draw:marker-end-width="0.35cm" draw:fill="none" draw:textarea-horizontal-align="justify" draw:textarea-vertical-align="middle" draw:auto-grow-height="false" fo:padding-top="0.175cm" fo:padding-bottom="0.175cm" fo:padding-left="0.3cm" fo:padding-right="0.3cm"/>
    </style:style>
    <style:style style:name="gr23" style:family="graphic" style:parent-style-name="standard">
      <style:graphic-properties draw:stroke="none" svg:stroke-color="#000000" draw:fill="none" draw:fill-color="#ffffff" draw:textarea-horizontal-align="left" draw:auto-grow-height="true" draw:auto-grow-width="true" fo:min-height="1.693cm" fo:min-width="12cm"/>
    </style:style>
    <style:style style:name="gr24"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48pt" style:font-size-asian="48pt" style:font-size-complex="48pt"/>
    </style:style>
    <style:style style:name="P4" style:family="paragraph">
      <style:paragraph-properties fo:text-align="start"/>
    </style:style>
    <style:style style:name="P5" style:family="paragraph">
      <style:paragraph-properties fo:text-align="start"/>
      <style:text-properties fo:font-size="10pt" style:font-size-asian="10pt" style:font-size-complex="10pt"/>
    </style:style>
    <style:style style:name="P6" style:family="paragraph">
      <style:paragraph-properties fo:text-align="center"/>
      <style:text-properties fo:font-size="11pt" style:font-size-asian="11pt" style:font-size-complex="11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style:style style:name="T3" style:family="text">
      <style:text-properties fo:font-size="48pt" style:font-size-asian="48pt" style:font-size-complex="48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style:font-size-asian="12pt" style:font-size-complex="12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onnector draw:style-name="standard" draw:layer="layout" draw:line-skew="-6.95cm" svg:x1="58.749cm" svg:y1="2.901cm" svg:x2="34.398cm" svg:y2="14.5cm" draw:end-shape="id1" draw:end-glue-point="4" svg:d="m58749 2901v-1401h-24351v13000">
          <text:p/>
        </draw:connector>
        <draw:custom-shape draw:style-name="gr1" draw:text-style-name="P2" draw:id="id5" draw:layer="layout" svg:width="5.5cm" svg:height="1cm" svg:x="56cm" svg:y="1cm">
          <text:p text:style-name="P1"><text:span text:style-name="T1">/1/fielddata/</text:span></text:p>
          <draw:enhanced-geometry svg:viewBox="0 0 21600 21600" draw:glue-points="10800 0 0 10800 10800 21600 21600 10800" draw:type="flowchart-process" draw:enhanced-path="M 0 0 L 21600 0 21600 21600 0 21600 0 0 Z N"/>
        </draw:custom-shape>
        <draw:custom-shape draw:style-name="gr1" draw:text-style-name="P1" draw:id="id2" draw:layer="layout" svg:width="8cm" svg:height="1cm" svg:x="2.3cm" svg:y="4.5cm">
          <text:p text:style-name="P1"><text:span text:style-name="T1">../DUMP_Data/OPEC/Raw/&lt;site&gt;/</text:span></text:p>
          <draw:enhanced-geometry svg:viewBox="0 0 21600 21600" draw:glue-points="10800 0 0 10800 10800 21600 21600 10800" draw:type="flowchart-process" draw:enhanced-path="M 0 0 L 21600 0 21600 21600 0 21600 0 0 Z N"/>
        </draw:custom-shape>
        <draw:custom-shape draw:style-name="gr1" draw:text-style-name="P2" draw:id="id7" draw:layer="layout" svg:width="6.5cm" svg:height="1cm" svg:x="3cm" svg:y="6.1cm">
          <text:p text:style-name="P1"><text:span text:style-name="T1">../&lt;site&gt;_OPEC_YYMMDD/</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58.749cm" svg:y1="2.9cm" svg:x2="2.3cm" svg:y2="4.999cm" draw:end-shape="id2" draw:end-glue-point="5" svg:d="m58749 2900h-56950v2099h501">
          <text:p/>
        </draw:connector>
        <draw:custom-shape draw:style-name="gr1" draw:text-style-name="P1" draw:id="id3" draw:layer="layout" svg:width="6.5cm" svg:height="1cm" svg:x="19.1cm" svg:y="4.1cm">
          <text:p text:style-name="P1"><text:span text:style-name="T1">../SiteData/&lt;site&gt;/OPEC</text:span></text:p>
          <draw:enhanced-geometry svg:viewBox="0 0 21600 21600" draw:glue-points="10800 0 0 10800 10800 21600 21600 10800" draw:type="flowchart-process" draw:enhanced-path="M 0 0 L 21600 0 21600 21600 0 21600 0 0 Z N"/>
        </draw:custom-shape>
        <draw:custom-shape draw:style-name="gr1" draw:text-style-name="P2" draw:id="id4" draw:layer="layout" svg:width="6.3cm" svg:height="1cm" svg:x="23.125cm" svg:y="6.309cm">
          <text:p text:style-name="P1"><text:span text:style-name="T1">../HF_data/Converted/</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22.349cm" svg:y1="5.1cm" svg:x2="26.274cm" svg:y2="6.309cm" draw:start-shape="id3" draw:start-glue-point="6" draw:end-shape="id4" draw:end-glue-point="4" svg:d="m22349 5100v605h3925v604">
          <text:p/>
        </draw:connector>
        <draw:connector draw:style-name="gr2" draw:text-style-name="P1" draw:layer="layout" svg:x1="58.749cm" svg:y1="2cm" svg:x2="22.35cm" svg:y2="4.1cm" draw:start-shape="id5" draw:start-glue-point="6" draw:end-shape="id3" svg:d="m58749 2000v1051h-36399v1049">
          <text:p/>
        </draw:connector>
        <draw:custom-shape draw:style-name="gr3" draw:text-style-name="P1" draw:id="id9" draw:layer="layout" svg:width="6.5cm" svg:height="1.5cm" svg:x="5.3cm" svg:y="10.1cm">
          <text:p text:style-name="P1"><text:span text:style-name="T1">Conversion </text:span><text:span text:style-name="T1"><text:line-break/></text:span><text:span text:style-name="T1">(PC9000 or Card Convert)</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6.3cm" svg:height="1cm" svg:x="14.6cm" svg:y="6.3cm">
          <text:p text:style-name="P1"><text:span text:style-name="T1">../hhour_data/Converted/</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22.349cm" svg:y1="5.1cm" svg:x2="17.749cm" svg:y2="6.3cm" draw:start-shape="id3" draw:start-glue-point="6" draw:end-shape="id6" draw:end-glue-point="4" svg:d="m22349 5100v601h-4600v599">
          <text:p/>
        </draw:connector>
        <draw:connector draw:style-name="gr2" draw:text-style-name="P1" draw:layer="layout" svg:x1="6.299cm" svg:y1="5.5cm" svg:x2="6.249cm" svg:y2="6.1cm" draw:start-shape="id2" draw:start-glue-point="6" draw:end-shape="id7" draw:end-glue-point="4" svg:d="m6299 5500v301h-50v299">
          <text:p/>
        </draw:connector>
        <draw:connector draw:style-name="gr4" draw:text-style-name="P1" draw:layer="layout" svg:x1="4.05cm" svg:y1="8.984cm" svg:x2="5.3cm" svg:y2="10.849cm" draw:start-shape="id8" draw:end-shape="id9" draw:end-glue-point="5" svg:d="m4050 8984v1865h1250">
          <text:p/>
        </draw:connector>
        <draw:connector draw:style-name="gr4" draw:text-style-name="P1" draw:layer="layout" svg:x1="11.798cm" svg:y1="10.849cm" svg:x2="14.149cm" svg:y2="9.5cm" draw:start-shape="id9" draw:start-glue-point="7" draw:end-shape="id10" draw:end-glue-point="6" svg:d="m11798 10849h2351v-1349">
          <text:p/>
        </draw:connector>
        <draw:custom-shape draw:style-name="gr1" draw:text-style-name="P1" draw:id="id11" draw:layer="layout" svg:width="6.5cm" svg:height="1cm" svg:x="30.2cm" svg:y="6.3cm">
          <text:p text:style-name="P1"><text:span text:style-name="T1">../To_Burn/&lt;site&gt;/</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draw:line-skew="-0.101cm" svg:x1="58.749cm" svg:y1="2.9cm" svg:x2="33.449cm" svg:y2="6.3cm" draw:end-shape="id11" draw:end-glue-point="4" svg:d="m58749 2900v1349h-25300v2051">
          <text:p/>
        </draw:connector>
        <draw:custom-shape draw:style-name="gr5" draw:text-style-name="P1" draw:id="id13" draw:layer="layout" svg:width="1.6cm" svg:height="1.5cm" svg:x="37.3cm" svg:y="11cm">
          <text:p/>
          <draw:enhanced-geometry svg:viewBox="0 0 21600 21600" draw:glue-points="10800 0 3163 3163 0 10800 3163 18437 10800 21600 18437 18437 21600 10800 18437 3163" draw:text-areas="3163 3163 18437 18437" draw:type="ring" draw:modifiers="9240.179910044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onnector draw:style-name="gr6" draw:text-style-name="P1" draw:layer="layout" svg:x1="36.698cm" svg:y1="6.799cm" svg:x2="37.499cm" svg:y2="8.3cm" draw:start-shape="id11" draw:start-glue-point="7" draw:end-shape="id12" draw:end-glue-point="4" svg:d="m36698 6799h801v1501">
          <text:p/>
        </draw:connector>
        <draw:custom-shape draw:style-name="gr3" draw:text-style-name="P1" draw:id="id12" draw:layer="layout" svg:width="5cm" svg:height="1.6cm" svg:x="35cm" svg:y="8.3cm">
          <text:p text:style-name="P1"><text:span text:style-name="T2">Burn 2 copies to DVD, </text:span><text:span text:style-name="T2"><text:line-break/></text:span><text:span text:style-name="T2">delete from /To_Burn/</text:span></text:p>
          <draw:enhanced-geometry svg:viewBox="0 0 21600 21600" draw:glue-points="10800 0 0 10800 10800 21600 21600 10800" draw:type="flowchart-process" draw:enhanced-path="M 0 0 L 21600 0 21600 21600 0 21600 0 0 Z N"/>
        </draw:custom-shape>
        <draw:connector draw:style-name="gr6" draw:text-style-name="P1" draw:layer="layout" svg:x1="40cm" svg:y1="9.099cm" svg:x2="37.3cm" svg:y2="11.749cm" draw:start-shape="id12" draw:start-glue-point="7" draw:end-shape="id13" draw:end-glue-point="6" svg:d="m40000 9099h502v1352h-3703v1298h501">
          <text:p/>
        </draw:connector>
        <draw:custom-shape draw:style-name="gr7" draw:text-style-name="P1" draw:layer="layout" svg:width="41.2cm" svg:height="34.9cm" svg:x="0.8cm" svg:y="3.6cm">
          <text:p/>
          <draw:enhanced-geometry svg:viewBox="0 0 21600 21600" draw:type="rectangle" draw:enhanced-path="M 0 0 L 21600 0 21600 21600 0 21600 0 0 Z N"/>
        </draw:custom-shape>
        <draw:frame draw:style-name="gr8" draw:text-style-name="P3" draw:layer="layout" svg:width="5.303cm" svg:height="2.143cm" svg:x="1.697cm" svg:y="35cm">
          <draw:text-box>
            <text:p><text:span text:style-name="T3">OPEC</text:span></text:p>
          </draw:text-box>
        </draw:frame>
        <draw:custom-shape draw:style-name="gr1" draw:text-style-name="P1" draw:id="id14" draw:layer="layout" svg:width="6.5cm" svg:height="1cm" svg:x="55.1cm" svg:y="5.8cm">
          <text:p text:style-name="P1"><text:span text:style-name="T1">../DUMP_Data/Met/</text:span></text:p>
          <draw:enhanced-geometry svg:viewBox="0 0 21600 21600" draw:glue-points="10800 0 0 10800 10800 21600 21600 10800" draw:type="flowchart-process" draw:enhanced-path="M 0 0 L 21600 0 21600 21600 0 21600 0 0 Z N"/>
        </draw:custom-shape>
        <draw:custom-shape draw:style-name="gr9" draw:text-style-name="P2" draw:id="id15" draw:layer="layout" svg:width="5.3cm" svg:height="1.5cm" svg:x="50.7cm" svg:y="10.8cm">
          <text:p text:style-name="P1"><text:span text:style-name="T1">mcm_metload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ustom-shape draw:style-name="gr1" draw:text-style-name="P2" draw:id="id16" draw:layer="layout" svg:width="4.5cm" svg:height="1cm" svg:x="67cm" svg:y="8cm">
          <text:p text:style-name="P1"><text:span text:style-name="T1">../To_Burn/&lt;site&gt;/</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5.1cm" svg:y1="6.299cm" svg:x2="53.349cm" svg:y2="10.8cm" draw:start-shape="id14" draw:start-glue-point="5" draw:end-shape="id15" draw:end-glue-point="4" svg:d="m55100 6299h-1751v4501">
          <text:p/>
        </draw:connector>
        <draw:connector draw:style-name="gr4" draw:text-style-name="P1" draw:layer="layout" draw:line-skew="-5.001cm" svg:x1="56cm" svg:y1="11.549cm" svg:x2="67cm" svg:y2="8.499cm" draw:start-shape="id15" draw:start-glue-point="7" draw:end-shape="id16" draw:end-glue-point="5" svg:d="m56000 11549h500v-3050h10500">
          <text:p/>
        </draw:connector>
        <draw:connector draw:style-name="gr2" draw:text-style-name="P1" draw:layer="layout" svg:x1="58.749cm" svg:y1="2.9cm" svg:x2="58.349cm" svg:y2="5.8cm" draw:end-shape="id14" draw:end-glue-point="4" svg:d="m58749 2900v1200h-400v1700">
          <text:p/>
        </draw:connector>
        <draw:connector draw:style-name="gr4" draw:text-style-name="P1" draw:layer="layout" svg:x1="56cm" svg:y1="11.549cm" svg:x2="57.7cm" svg:y2="9.999cm" draw:start-shape="id15" draw:start-glue-point="7" draw:end-shape="id17" draw:end-glue-point="5" svg:d="m56000 11549h851v-1550h849">
          <text:p/>
        </draw:connector>
        <draw:custom-shape draw:style-name="gr1" draw:text-style-name="P2" draw:id="id22" draw:layer="layout" svg:width="8cm" svg:height="1cm" svg:x="60.2cm" svg:y="10.9cm">
          <text:p text:style-name="P1"><text:span text:style-name="T5">../Organized2/&lt;site&gt;/</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3.349cm" svg:y1="12.3cm" svg:x2="55cm" svg:y2="13.099cm" draw:start-shape="id15" draw:start-glue-point="6" draw:end-shape="id18" draw:end-glue-point="5" svg:d="m53349 12300v799h1651">
          <text:p/>
        </draw:connector>
        <draw:connector draw:style-name="gr2" draw:text-style-name="P1" draw:layer="layout" svg:x1="58.749cm" svg:y1="2cm" svg:x2="69.25cm" svg:y2="8cm" draw:start-shape="id5" draw:start-glue-point="6" draw:end-shape="id16" svg:d="m58749 2000v3001h10501v2999">
          <text:p/>
        </draw:connector>
        <draw:custom-shape draw:style-name="gr5" draw:text-style-name="P1" draw:id="id20" draw:layer="layout" svg:width="1.6cm" svg:height="1.5cm" svg:x="72cm" svg:y="12.5cm">
          <text:p/>
          <draw:enhanced-geometry svg:viewBox="0 0 21600 21600" draw:glue-points="10800 0 3163 3163 0 10800 3163 18437 10800 21600 18437 18437 21600 10800 18437 3163" draw:text-areas="3163 3163 18437 18437" draw:type="ring" draw:modifiers="9240.179910044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onnector draw:style-name="gr10" draw:text-style-name="P1" draw:layer="layout" svg:x1="71.5cm" svg:y1="8.499cm" svg:x2="72.699cm" svg:y2="10.3cm" draw:start-shape="id16" draw:start-glue-point="7" draw:end-shape="id19" draw:end-glue-point="4" svg:d="m71500 8499h1199v1801">
          <text:p/>
        </draw:connector>
        <draw:custom-shape draw:style-name="gr3" draw:text-style-name="P1" draw:id="id19" draw:layer="layout" svg:width="5cm" svg:height="1.6cm" svg:x="70.2cm" svg:y="10.3cm">
          <text:p text:style-name="P1"><text:span text:style-name="T2">Burn 2 copies to DVD, </text:span><text:span text:style-name="T2"><text:line-break/></text:span><text:span text:style-name="T2">delete from /To_Burn/</text:span></text:p>
          <draw:enhanced-geometry svg:viewBox="0 0 21600 21600" draw:glue-points="10800 0 0 10800 10800 21600 21600 10800" draw:type="flowchart-process" draw:enhanced-path="M 0 0 L 21600 0 21600 21600 0 21600 0 0 Z N"/>
        </draw:custom-shape>
        <draw:connector draw:style-name="gr10" draw:text-style-name="P1" draw:layer="layout" svg:x1="75.2cm" svg:y1="11.099cm" svg:x2="73.598cm" svg:y2="13.249cm" draw:start-shape="id19" draw:start-glue-point="7" draw:end-shape="id20" draw:end-glue-point="10" svg:d="m75200 11099h502v2150h-2104">
          <text:p/>
        </draw:connector>
        <draw:connector draw:style-name="gr2" draw:text-style-name="P1" draw:layer="layout" svg:x1="58.749cm" svg:y1="2cm" svg:x2="47.999cm" svg:y2="7.451cm" draw:start-shape="id5" draw:start-glue-point="6" draw:end-shape="id21" draw:end-glue-point="4" svg:d="m58749 2000v2726h-10750v2725">
          <text:p/>
        </draw:connector>
        <draw:custom-shape draw:style-name="gr1" draw:text-style-name="P2" draw:id="id17" draw:layer="layout" svg:width="5cm" svg:height="1cm" svg:x="57.7cm" svg:y="9.5cm">
          <text:p text:style-name="P1"><text:span text:style-name="T5">../Raw1/&lt;site&gt;/&lt;year&gt;/</text:span></text:p>
          <draw:enhanced-geometry svg:viewBox="0 0 21600 21600" draw:glue-points="10800 0 0 10800 10800 21600 21600 10800" draw:type="flowchart-process" draw:enhanced-path="M 0 0 L 21600 0 21600 21600 0 21600 0 0 Z N"/>
        </draw:custom-shape>
        <draw:custom-shape draw:style-name="gr1" draw:text-style-name="P2" draw:id="id24" draw:layer="layout" svg:width="3.5cm" svg:height="1cm" svg:x="56.9cm" svg:y="13.8cm">
          <text:p text:style-name="P1"><text:span text:style-name="T5">../Master/</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draw:line-skew="0.249cm" svg:x1="64.199cm" svg:y1="11.9cm" svg:x2="62.649cm" svg:y2="14.9cm" draw:start-shape="id22" draw:start-glue-point="6" draw:end-shape="id23" draw:end-glue-point="4" svg:d="m64199 11900v1750h-1550v1250">
          <text:p/>
        </draw:connector>
        <draw:connector draw:style-name="gr2" draw:text-style-name="P1" draw:layer="layout" svg:x1="64.199cm" svg:y1="11.9cm" svg:x2="56.749cm" svg:y2="12.6cm" draw:start-shape="id22" draw:start-glue-point="6" draw:end-shape="id18" draw:end-glue-point="4" svg:d="m64199 11900v502h-4848v-303h-2602v501">
          <text:p/>
        </draw:connector>
        <draw:connector draw:style-name="gr2" draw:text-style-name="P1" draw:layer="layout" svg:x1="64.199cm" svg:y1="11.9cm" svg:x2="58.65cm" svg:y2="13.8cm" draw:start-shape="id22" draw:start-glue-point="6" draw:end-shape="id24" svg:d="m64199 11900v951h-5549v949">
          <text:p/>
        </draw:connector>
        <draw:custom-shape draw:style-name="gr1" draw:text-style-name="P2" draw:id="id18" draw:layer="layout" svg:width="3.5cm" svg:height="1cm" svg:x="55cm" svg:y="12.6cm">
          <text:p text:style-name="P1"><text:span text:style-name="T5">../HH_Files/</text:span></text:p>
          <draw:enhanced-geometry svg:viewBox="0 0 21600 21600" draw:glue-points="10800 0 0 10800 10800 21600 21600 10800" draw:type="flowchart-process" draw:enhanced-path="M 0 0 L 21600 0 21600 21600 0 21600 0 0 Z N"/>
        </draw:custom-shape>
        <draw:custom-shape draw:style-name="gr1" draw:text-style-name="P2" draw:id="id23" draw:layer="layout" svg:width="3.5cm" svg:height="1cm" svg:x="60.9cm" svg:y="14.9cm">
          <text:p text:style-name="P1"><text:span text:style-name="T5">../Column/30min/</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3.349cm" svg:y1="12.3cm" svg:x2="56.9cm" svg:y2="14.299cm" draw:start-shape="id15" draw:start-glue-point="6" draw:end-shape="id24" draw:end-glue-point="5" svg:d="m53349 12300v1999h3551">
          <text:p/>
        </draw:connector>
        <draw:connector draw:style-name="gr4" draw:text-style-name="P1" draw:layer="layout" svg:x1="53.349cm" svg:y1="12.3cm" svg:x2="60.9cm" svg:y2="15.399cm" draw:start-shape="id15" draw:start-glue-point="6" draw:end-shape="id23" draw:end-glue-point="5" svg:d="m53349 12300v3099h7551">
          <text:p/>
        </draw:connector>
        <draw:custom-shape draw:style-name="gr1" draw:text-style-name="P2" draw:id="id21" draw:layer="layout" svg:width="4cm" svg:height="1.049cm" svg:x="46cm" svg:y="7.451cm">
          <text:p text:style-name="P1"><text:span text:style-name="T5">../Matlab/Data/Met/</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draw:line-skew="0.999cm 0.049cm 0.213cm" svg:x1="47.999cm" svg:y1="8.5cm" svg:x2="60.199cm" svg:y2="9.5cm" draw:start-shape="id21" draw:start-glue-point="6" draw:end-shape="id17" draw:end-glue-point="4" svg:d="m47999 8500v1500h5901v-788h6299v288">
          <text:p/>
        </draw:connector>
        <draw:connector draw:style-name="gr2" draw:text-style-name="P1" draw:layer="layout" draw:line-skew="-0.75cm" svg:x1="47.999cm" svg:y1="8.5cm" svg:x2="64.199cm" svg:y2="10.9cm" draw:start-shape="id21" draw:start-glue-point="6" draw:end-shape="id22" draw:end-glue-point="4" svg:d="m47999 8500v450h16200v1950">
          <text:p/>
        </draw:connector>
        <draw:custom-shape draw:style-name="gr9" draw:text-style-name="P2" draw:id="id25" draw:layer="layout" svg:width="5.3cm" svg:height="1.5cm" svg:x="51cm" svg:y="16.5cm">
          <text:p text:style-name="P1"><text:span text:style-name="T1">mcm_metclean</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62.649cm" svg:y1="15.9cm" svg:x2="56.3cm" svg:y2="17.25cm" draw:start-shape="id23" draw:start-glue-point="6" draw:end-shape="id25" svg:d="m62649 15900v1350h-6349">
          <text:p/>
        </draw:connector>
        <draw:custom-shape draw:style-name="gr1" draw:text-style-name="P2" draw:id="id26" draw:layer="layout" svg:width="4.2cm" svg:height="0.9cm" svg:x="52.8cm" svg:y="19.1cm">
          <text:p text:style-name="P1"><text:span text:style-name="T5">../Cleaned3/&lt;site&gt;/</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3.649cm" svg:y1="18cm" svg:x2="52.8cm" svg:y2="19.549cm" draw:start-shape="id25" draw:start-glue-point="6" draw:end-shape="id26" draw:end-glue-point="5" svg:d="m53649 18000v551h-1350v998h501">
          <text:p/>
        </draw:connector>
        <draw:connector draw:style-name="gr2" draw:text-style-name="P1" draw:layer="layout" draw:line-skew="4.7cm" svg:x1="47.999cm" svg:y1="8.5cm" svg:x2="54.899cm" svg:y2="19.1cm" draw:start-shape="id21" draw:start-glue-point="6" draw:end-shape="id26" draw:end-glue-point="4" svg:d="m47999 8500v10000h6900v600">
          <text:p/>
        </draw:connector>
        <draw:custom-shape draw:style-name="gr9" draw:text-style-name="P2" draw:id="id27" draw:layer="layout" svg:width="5.3cm" svg:height="1.5cm" svg:x="51.001cm" svg:y="20.9cm">
          <text:p text:style-name="P1"><text:span text:style-name="T1">mcm_metfix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7cm" svg:y1="19.55cm" svg:x2="56.301cm" svg:y2="21.65cm" draw:start-shape="id26" draw:end-shape="id27" svg:d="m57000 19550h502v2100h-1201">
          <text:p/>
        </draw:connector>
        <draw:custom-shape draw:style-name="gr1" draw:text-style-name="P2" draw:id="id28" draw:layer="layout" svg:width="4.699cm" svg:height="1cm" svg:x="52.5cm" svg:y="23.5cm">
          <text:p text:style-name="P1"><text:span text:style-name="T5">../Final_Cleaned/&lt;site&gt;/</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3.65cm" svg:y1="22.4cm" svg:x2="52.5cm" svg:y2="23.999cm" draw:start-shape="id27" draw:start-glue-point="6" draw:end-shape="id28" draw:end-glue-point="5" svg:d="m53650 22400v551h-1652v1048h502">
          <text:p/>
        </draw:connector>
        <draw:connector draw:style-name="gr2" draw:text-style-name="P1" draw:layer="layout" draw:line-skew="7cm" svg:x1="47.999cm" svg:y1="8.5cm" svg:x2="54.849cm" svg:y2="23.5cm" draw:start-shape="id21" draw:start-glue-point="6" draw:end-shape="id28" draw:end-glue-point="4" svg:d="m47999 8500v14500h6850v500">
          <text:p/>
        </draw:connector>
        <draw:custom-shape draw:style-name="gr9" draw:text-style-name="P2" draw:id="id29" draw:layer="layout" svg:width="5.3cm" svg:height="1.5cm" svg:x="51.001cm" svg:y="25.2cm">
          <text:p text:style-name="P1"><text:span text:style-name="T1">mcm_metfill</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7.199cm" svg:y1="23.999cm" svg:x2="56.301cm" svg:y2="25.95cm" draw:start-shape="id28" draw:start-glue-point="7" draw:end-shape="id29" svg:d="m57199 23999h501v1951h-1399">
          <text:p/>
        </draw:connector>
        <draw:custom-shape draw:style-name="gr1" draw:text-style-name="P2" draw:id="id30" draw:layer="layout" svg:width="4.699cm" svg:height="1cm" svg:x="52.801cm" svg:y="28.3cm">
          <text:p text:style-name="P1"><text:span text:style-name="T5">../Final_Filled/&lt;site&gt;/</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3.65cm" svg:y1="26.7cm" svg:x2="52.801cm" svg:y2="28.799cm" draw:start-shape="id29" draw:start-glue-point="6" draw:end-shape="id30" draw:end-glue-point="5" svg:d="m53650 26700v801h-1351v1298h502">
          <text:p/>
        </draw:connector>
        <draw:connector draw:style-name="gr2" draw:text-style-name="P1" draw:layer="layout" draw:line-skew="9.1cm" svg:x1="47.999cm" svg:y1="8.5cm" svg:x2="55.15cm" svg:y2="28.3cm" draw:start-shape="id21" draw:start-glue-point="6" draw:end-shape="id30" draw:end-glue-point="4" svg:d="m47999 8500v19000h7151v800">
          <text:p/>
        </draw:connector>
        <draw:custom-shape draw:style-name="gr7" draw:text-style-name="P1" draw:layer="layout" svg:width="34cm" svg:height="31.4cm" svg:x="43cm" svg:y="3.6cm">
          <text:p/>
          <draw:enhanced-geometry svg:viewBox="0 0 21600 21600" draw:type="rectangle" draw:enhanced-path="M 0 0 L 21600 0 21600 21600 0 21600 0 0 Z N"/>
        </draw:custom-shape>
        <draw:frame draw:style-name="gr8" draw:text-style-name="P3" draw:layer="layout" svg:width="4.075cm" svg:height="2.143cm" svg:x="72.525cm" svg:y="31.057cm">
          <draw:text-box>
            <text:p><text:span text:style-name="T3">MET</text:span></text:p>
          </draw:text-box>
        </draw:frame>
        <draw:custom-shape draw:style-name="gr7" draw:text-style-name="P1" draw:layer="layout" svg:width="41.8cm" svg:height="30.6cm" svg:x="77.7cm" svg:y="3cm">
          <text:p/>
          <draw:enhanced-geometry svg:viewBox="0 0 21600 21600" draw:type="rectangle" draw:enhanced-path="M 0 0 L 21600 0 21600 21600 0 21600 0 0 Z N"/>
        </draw:custom-shape>
        <draw:custom-shape draw:style-name="gr1" draw:text-style-name="P1" draw:id="id52" draw:layer="layout" svg:width="6.5cm" svg:height="1cm" svg:x="95.1cm" svg:y="4.3cm">
          <text:p text:style-name="P1"><text:span text:style-name="T1">../DUMP_Data/&lt;site&gt;/</text:span></text:p>
          <draw:enhanced-geometry svg:viewBox="0 0 21600 21600" draw:glue-points="10800 0 0 10800 10800 21600 21600 10800" draw:type="flowchart-process" draw:enhanced-path="M 0 0 L 21600 0 21600 21600 0 21600 0 0 Z N"/>
        </draw:custom-shape>
        <draw:custom-shape draw:style-name="gr1" draw:text-style-name="P1" draw:id="id31" draw:layer="layout" svg:width="6.5cm" svg:height="1cm" svg:x="95.1cm" svg:y="6cm">
          <text:p text:style-name="P1"><text:span text:style-name="T1">../&lt;site&gt;_CPEC_yyyymmdd/</text:span></text:p>
          <draw:enhanced-geometry svg:viewBox="0 0 21600 21600" draw:glue-points="10800 0 0 10800 10800 21600 21600 10800" draw:type="flowchart-process" draw:enhanced-path="M 0 0 L 21600 0 21600 21600 0 21600 0 0 Z N"/>
        </draw:custom-shape>
        <draw:custom-shape draw:style-name="gr9" draw:text-style-name="P2" draw:id="id32" draw:layer="layout" svg:width="5.3cm" svg:height="1.9cm" svg:x="96.1cm" svg:y="10.5cm">
          <text:p text:style-name="P1"><text:span text:style-name="T1">mcm_extract_CPEC</text:span></text:p>
          <text:p text:style-name="P1"><text:span text:style-name="T4">(mcm_extract_main)</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98.349cm" svg:y1="7cm" svg:x2="98.749cm" svg:y2="10.5cm" draw:start-shape="id31" draw:start-glue-point="6" draw:end-shape="id32" draw:end-glue-point="4" svg:d="m98349 7000v1751h400v1749">
          <text:p/>
        </draw:connector>
        <draw:custom-shape draw:style-name="gr1" draw:text-style-name="P1" draw:id="id34" draw:layer="layout" svg:width="3cm" svg:height="1cm" svg:x="89.8cm" svg:y="11.5cm">
          <text:p text:style-name="P1"><text:span text:style-name="T1">../data/</text:span></text:p>
          <draw:enhanced-geometry svg:viewBox="0 0 21600 21600" draw:glue-points="10800 0 0 10800 10800 21600 21600 10800" draw:type="flowchart-process" draw:enhanced-path="M 0 0 L 21600 0 21600 21600 0 21600 0 0 Z N"/>
        </draw:custom-shape>
        <draw:custom-shape draw:style-name="gr1" draw:text-style-name="P1" draw:id="id33" draw:layer="layout" svg:width="7.5cm" svg:height="1cm" svg:x="86.2cm" svg:y="6.1cm">
          <text:p text:style-name="P1"><text:span text:style-name="T1">../SiteData/&lt;site&gt;/MET-DATA/</text:span></text:p>
          <draw:enhanced-geometry svg:viewBox="0 0 21600 21600" draw:glue-points="10800 0 0 10800 10800 21600 21600 10800" draw:type="flowchart-process" draw:enhanced-path="M 0 0 L 21600 0 21600 21600 0 21600 0 0 Z N"/>
        </draw:custom-shape>
        <draw:custom-shape draw:style-name="gr1" draw:text-style-name="P1" draw:id="id35" draw:layer="layout" svg:width="3.789cm" svg:height="1cm" svg:x="91.911cm" svg:y="8.2cm">
          <text:p text:style-name="P1"><text:span text:style-name="T1">../hhour_field/</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draw:line-skew="-0.751cm" svg:x1="89.949cm" svg:y1="7.1cm" svg:x2="91.299cm" svg:y2="11.5cm" draw:start-shape="id33" draw:start-glue-point="6" draw:end-shape="id34" draw:end-glue-point="4" svg:d="m89949 7100v1450h1350v2950">
          <text:p/>
        </draw:connector>
        <draw:connector draw:style-name="gr2" draw:text-style-name="P1" draw:layer="layout" svg:x1="89.949cm" svg:y1="7.1cm" svg:x2="93.805cm" svg:y2="8.2cm" draw:start-shape="id33" draw:start-glue-point="6" draw:end-shape="id35" draw:end-glue-point="4" svg:d="m89949 7100v551h3856v549">
          <text:p/>
        </draw:connector>
        <draw:connector draw:style-name="gr4" draw:text-style-name="P1" draw:layer="layout" svg:x1="96.1cm" svg:y1="11.449cm" svg:x2="95.7cm" svg:y2="8.699cm" draw:start-shape="id32" draw:start-glue-point="5" draw:end-shape="id35" draw:end-glue-point="7" svg:d="m96100 11449h-501v-1598h602v-1152h-501">
          <text:p/>
        </draw:connector>
        <draw:connector draw:style-name="gr4" draw:text-style-name="P1" draw:layer="layout" svg:x1="96.1cm" svg:y1="11.449cm" svg:x2="92.8cm" svg:y2="11.999cm" draw:start-shape="id32" draw:start-glue-point="5" draw:end-shape="id34" draw:end-glue-point="7" svg:d="m96100 11449h-1649v550h-1651">
          <text:p/>
        </draw:connector>
        <draw:custom-shape draw:style-name="gr9" draw:text-style-name="P2" draw:id="id40" draw:layer="layout" svg:width="5.3cm" svg:height="1.3cm" svg:x="96.4cm" svg:y="19.5cm">
          <text:p text:style-name="P1"><text:span text:style-name="T1">mcm_fluxclean</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ustom-shape draw:style-name="gr9" draw:text-style-name="P2" draw:id="id43" draw:layer="layout" svg:width="5.3cm" svg:height="1.3cm" svg:x="96.4cm" svg:y="22.8cm">
          <text:p text:style-name="P1"><text:span text:style-name="T1">mcm_fluxfix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ustom-shape draw:style-name="gr1" draw:text-style-name="P1" draw:id="id36" draw:layer="layout" svg:width="3.789cm" svg:height="1cm" svg:x="87.111cm" svg:y="14.2cm">
          <text:p text:style-name="P1"><text:span text:style-name="T1">../hhour/</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89.949cm" svg:y1="7.1cm" svg:x2="89.005cm" svg:y2="14.2cm" draw:start-shape="id33" draw:start-glue-point="6" draw:end-shape="id36" svg:d="m89949 7100v3551h-944v3549">
          <text:p/>
        </draw:connector>
        <draw:custom-shape draw:style-name="gr9" draw:text-style-name="P2" draw:id="id37" draw:layer="layout" svg:width="5.3cm" svg:height="1.9cm" svg:x="96.1cm" svg:y="13.1cm">
          <text:p text:style-name="P1"><text:span text:style-name="T1">new_calc_and_save</text:span></text:p>
          <text:p text:style-name="P1"><text:span text:style-name="T4">(mcm_calc_fluxes)</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91.299cm" svg:y1="12.5cm" svg:x2="96.1cm" svg:y2="14.049cm" draw:start-shape="id34" draw:start-glue-point="6" draw:end-shape="id37" draw:end-glue-point="5" svg:d="m91299 12500v1549h4801">
          <text:p/>
        </draw:connector>
        <draw:connector draw:style-name="gr4" draw:text-style-name="P1" draw:layer="layout" svg:x1="98.749cm" svg:y1="15cm" svg:x2="90.9cm" svg:y2="14.699cm" draw:start-shape="id37" draw:start-glue-point="6" draw:end-shape="id36" draw:end-glue-point="7" svg:d="m98749 15000v502h-5249v-803h-2600">
          <text:p/>
        </draw:connector>
        <draw:custom-shape draw:style-name="gr9" draw:text-style-name="P2" draw:id="id38" draw:layer="layout" svg:width="7cm" svg:height="1.8cm" svg:x="95.9cm" svg:y="16cm">
          <text:p text:style-name="P1"><text:span text:style-name="T1">mcm_CPEC_mat2annual</text:span></text:p>
          <text:p text:style-name="P1"><text:span text:style-name="T4">(mcm_mat2annual_main)</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89.005cm" svg:y1="15.2cm" svg:x2="95.9cm" svg:y2="16.899cm" draw:start-shape="id36" draw:start-glue-point="6" draw:end-shape="id38" draw:end-glue-point="5" svg:d="m89005 15200v1699h6895">
          <text:p/>
        </draw:connector>
        <draw:custom-shape draw:style-name="gr1" draw:text-style-name="P1" draw:id="id39" draw:layer="layout" svg:width="3.789cm" svg:height="1cm" svg:x="87.111cm" svg:y="18cm">
          <text:p text:style-name="P1"><text:span text:style-name="T1">../annual/</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99.399cm" svg:y1="17.798cm" svg:x2="90.9cm" svg:y2="18.499cm" draw:start-shape="id38" draw:start-glue-point="6" draw:end-shape="id39" draw:end-glue-point="7" svg:d="m99399 17798v701h-8499">
          <text:p/>
        </draw:connector>
        <draw:connector draw:style-name="gr4" draw:text-style-name="P1" draw:layer="layout" svg:x1="89.005cm" svg:y1="19cm" svg:x2="96.4cm" svg:y2="20.15cm" draw:start-shape="id39" draw:start-glue-point="6" draw:end-shape="id40" svg:d="m89005 19000v1150h7395">
          <text:p/>
        </draw:connector>
        <draw:custom-shape draw:style-name="gr1" draw:text-style-name="P1" draw:id="id42" draw:layer="layout" svg:width="8.5cm" svg:height="1cm" svg:x="78.4cm" svg:y="7.6cm">
          <text:p text:style-name="P1"><text:span text:style-name="T1">../Matlab/Data/Flux/CPEC/&lt;site&gt;/</text:span></text:p>
          <draw:enhanced-geometry svg:viewBox="0 0 21600 21600" draw:glue-points="10800 0 0 10800 10800 21600 21600 10800" draw:type="flowchart-process" draw:enhanced-path="M 0 0 L 21600 0 21600 21600 0 21600 0 0 Z N"/>
        </draw:custom-shape>
        <draw:custom-shape draw:style-name="gr1" draw:text-style-name="P1" draw:id="id41" draw:layer="layout" svg:width="3cm" svg:height="1cm" svg:x="85.4cm" svg:y="21cm">
          <text:p text:style-name="P1"><text:span text:style-name="T1">../Cleaned/</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99.049cm" svg:y1="20.8cm" svg:x2="88.4cm" svg:y2="21.499cm" draw:start-shape="id40" draw:start-glue-point="6" draw:end-shape="id41" draw:end-glue-point="7" svg:d="m99049 20800v699h-10649">
          <text:p/>
        </draw:connector>
        <draw:connector draw:style-name="gr2" draw:text-style-name="P1" draw:layer="layout" svg:x1="82.649cm" svg:y1="8.6cm" svg:x2="86.9cm" svg:y2="21cm" draw:start-shape="id42" draw:start-glue-point="6" draw:end-shape="id41" svg:d="m82649 8600v6201h4251v6199">
          <text:p/>
        </draw:connector>
        <draw:custom-shape draw:style-name="gr1" draw:text-style-name="P1" draw:id="id44" draw:layer="layout" svg:width="4.2cm" svg:height="1cm" svg:x="82.9cm" svg:y="24cm">
          <text:p text:style-name="P1"><text:span text:style-name="T1">../Final_Cleaned/</text:span></text:p>
          <draw:enhanced-geometry svg:viewBox="0 0 21600 21600" draw:glue-points="10800 0 0 10800 10800 21600 21600 10800" draw:type="flowchart-process" draw:enhanced-path="M 0 0 L 21600 0 21600 21600 0 21600 0 0 Z N"/>
        </draw:custom-shape>
        <draw:custom-shape draw:style-name="gr1" draw:text-style-name="P1" draw:id="id46" draw:layer="layout" svg:width="4.9cm" svg:height="1cm" svg:x="80.1cm" svg:y="31cm">
          <text:p text:style-name="P1"><text:span text:style-name="T1">../Final_Calculated/</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86.899cm" svg:y1="22cm" svg:x2="96.4cm" svg:y2="23.45cm" draw:start-shape="id41" draw:start-glue-point="6" draw:end-shape="id43" svg:d="m86899 22000v1450h9501">
          <text:p/>
        </draw:connector>
        <draw:connector draw:style-name="gr4" draw:text-style-name="P1" draw:layer="layout" svg:x1="99.049cm" svg:y1="24.1cm" svg:x2="87.1cm" svg:y2="24.499cm" draw:start-shape="id43" draw:start-glue-point="6" draw:end-shape="id44" draw:end-glue-point="7" svg:d="m99049 24100v502h-7298v-103h-4651">
          <text:p/>
        </draw:connector>
        <draw:custom-shape draw:style-name="gr9" draw:text-style-name="P2" draw:id="id45" draw:layer="layout" svg:width="5.3cm" svg:height="1.3cm" svg:x="85.2cm" svg:y="26.7cm">
          <text:p text:style-name="P1"><text:span text:style-name="T1">mcm_CPEC_storage</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84.999cm" svg:y1="25cm" svg:x2="87.85cm" svg:y2="26.7cm" draw:start-shape="id44" draw:start-glue-point="6" draw:end-shape="id45" svg:d="m84999 25000v851h2851v849">
          <text:p/>
        </draw:connector>
        <draw:connector draw:style-name="gr2" draw:text-style-name="P1" draw:layer="layout" svg:x1="82.649cm" svg:y1="8.6cm" svg:x2="84.999cm" svg:y2="24cm" draw:start-shape="id42" draw:start-glue-point="6" draw:end-shape="id44" draw:end-glue-point="4" svg:d="m82649 8600v7701h2350v7699">
          <text:p/>
        </draw:connector>
        <draw:connector draw:style-name="gr2" draw:text-style-name="P1" draw:layer="layout" svg:x1="82.649cm" svg:y1="8.6cm" svg:x2="82.55cm" svg:y2="31cm" draw:start-shape="id42" draw:start-glue-point="6" draw:end-shape="id46" draw:end-glue-point="0" svg:d="m82649 8600v11201h-99v11199">
          <text:p/>
        </draw:connector>
        <draw:connector draw:style-name="gr4" draw:text-style-name="P1" draw:layer="layout" svg:x1="87.849cm" svg:y1="28cm" svg:x2="85cm" svg:y2="31.499cm" draw:start-shape="id45" draw:start-glue-point="6" draw:end-shape="id46" draw:end-glue-point="7" svg:d="m87849 28000v3499h-2849">
          <text:p/>
        </draw:connector>
        <draw:frame draw:style-name="gr8" draw:text-style-name="P3" draw:layer="layout" svg:width="8.918cm" svg:height="4.035cm" svg:x="110cm" svg:y="29cm">
          <draw:text-box>
            <text:p><text:span text:style-name="T3">Chamber +</text:span></text:p>
            <text:p><text:span text:style-name="T3">CPEC</text:span></text:p>
          </draw:text-box>
        </draw:frame>
        <draw:custom-shape draw:style-name="gr1" draw:text-style-name="P1" draw:id="id47" draw:layer="layout" svg:width="6.5cm" svg:height="1cm" svg:x="112cm" svg:y="5cm">
          <text:p text:style-name="P1"><text:span text:style-name="T1">../To_Burn/&lt;site&gt;/</text:span></text:p>
          <draw:enhanced-geometry svg:viewBox="0 0 21600 21600" draw:glue-points="10800 0 0 10800 10800 21600 21600 10800" draw:type="flowchart-process" draw:enhanced-path="M 0 0 L 21600 0 21600 21600 0 21600 0 0 Z N"/>
        </draw:custom-shape>
        <draw:custom-shape draw:style-name="gr1" draw:text-style-name="P1" draw:id="id48" draw:layer="layout" svg:width="6.5cm" svg:height="1cm" svg:x="103cm" svg:y="5cm">
          <text:p text:style-name="P1"><text:span text:style-name="T1">../Raw_Data_Archive/&lt;site&gt;/</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line-skew="3.299cm" svg:x1="101.4cm" svg:y1="11.449cm" svg:x2="112cm" svg:y2="5.499cm" draw:start-shape="id32" draw:start-glue-point="7" draw:end-shape="id47" draw:end-glue-point="5" svg:d="m101400 11449h8600v-5950h2000">
          <text:p/>
        </draw:connector>
        <draw:connector draw:style-name="gr4" draw:text-style-name="P1" draw:layer="layout" svg:x1="101.4cm" svg:y1="11.449cm" svg:x2="103cm" svg:y2="5.5cm" draw:start-shape="id32" draw:start-glue-point="7" draw:end-shape="id48" svg:d="m101400 11449h801v-5949h799">
          <text:p/>
        </draw:connector>
        <draw:custom-shape draw:style-name="gr3" draw:text-style-name="P1" draw:id="id49" draw:layer="layout" svg:width="5cm" svg:height="1.6cm" svg:x="113cm" svg:y="7.5cm">
          <text:p text:style-name="P1"><text:span text:style-name="T2">Burn 2 copies to DVD, </text:span><text:span text:style-name="T2"><text:line-break/></text:span><text:span text:style-name="T2">delete from /To_Burn/</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115.249cm" svg:y1="6cm" svg:x2="115.5cm" svg:y2="7.5cm" draw:start-shape="id47" draw:start-glue-point="6" draw:end-shape="id49" svg:d="m115249 6000v751h251v749">
          <text:p/>
        </draw:connector>
        <draw:custom-shape draw:style-name="gr5" draw:text-style-name="P1" draw:id="id50" draw:layer="layout" svg:width="1.6cm" svg:height="1.5cm" svg:x="114cm" svg:y="11cm">
          <text:p/>
          <draw:enhanced-geometry svg:viewBox="0 0 21600 21600" draw:glue-points="10800 0 3163 3163 0 10800 3163 18437 10800 21600 18437 18437 21600 10800 18437 3163" draw:text-areas="3163 3163 18437 18437" draw:type="ring" draw:modifiers="9240.179910044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onnector draw:style-name="gr4" draw:text-style-name="P1" draw:layer="layout" svg:x1="115.499cm" svg:y1="9.098cm" svg:x2="114.799cm" svg:y2="11cm" draw:start-shape="id49" draw:start-glue-point="6" draw:end-shape="id50" draw:end-glue-point="4" svg:d="m115499 9098v953h-700v949">
          <text:p/>
        </draw:connector>
        <draw:connector draw:style-name="gr11" draw:text-style-name="P1" draw:layer="layout" svg:x1="86.499cm" svg:y1="4.2cm" svg:x2="95.1cm" svg:y2="4.799cm" draw:start-shape="id51" draw:start-glue-point="8" draw:end-shape="id52" draw:end-glue-point="5" svg:d="m86499 4200v599h8601">
          <text:p/>
        </draw:connector>
        <draw:connector draw:style-name="gr2" draw:text-style-name="P1" draw:layer="layout" svg:x1="98.349cm" svg:y1="5.3cm" svg:x2="98.349cm" svg:y2="6cm" draw:start-shape="id52" draw:start-glue-point="6" draw:end-shape="id31" draw:end-glue-point="4" svg:d="m98349 5300v700">
          <text:p/>
        </draw:connector>
        <draw:connector draw:style-name="gr2" draw:text-style-name="P1" draw:layer="layout" svg:x1="61.5cm" svg:y1="1.499cm" svg:x2="98.349cm" svg:y2="4.3cm" draw:start-shape="id5" draw:start-glue-point="7" draw:end-shape="id52" draw:end-glue-point="4" svg:d="m61500 1499h36849v2801">
          <text:p/>
        </draw:connector>
        <draw:connector draw:style-name="gr2" draw:text-style-name="P1" draw:layer="layout" svg:x1="61.5cm" svg:y1="1.499cm" svg:x2="82.649cm" svg:y2="7.6cm" draw:start-shape="id5" draw:start-glue-point="7" draw:end-shape="id42" draw:end-glue-point="4" svg:d="m61500 1499h21149v6101">
          <text:p/>
        </draw:connector>
        <draw:connector draw:style-name="gr2" draw:text-style-name="P1" draw:layer="layout" svg:x1="61.5cm" svg:y1="1.499cm" svg:x2="89.949cm" svg:y2="6.1cm" draw:start-shape="id5" draw:start-glue-point="7" draw:end-shape="id33" draw:end-glue-point="4" svg:d="m61500 1499h28449v4601">
          <text:p/>
        </draw:connector>
        <draw:custom-shape draw:style-name="gr12" draw:text-style-name="P1" draw:id="id51" draw:layer="layout" svg:width="8cm" svg:height="1cm" svg:x="82.5cm" svg:y="3.2cm">
          <text:p text:style-name="P1">Data From Field</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2" draw:text-style-name="P1" draw:layer="layout" svg:x1="61.5cm" svg:y1="1.499cm" svg:x2="106.249cm" svg:y2="5cm" draw:start-shape="id5" draw:start-glue-point="7" draw:end-shape="id48" draw:end-glue-point="4" svg:d="m61500 1499h44749v3501">
          <text:p/>
        </draw:connector>
        <draw:connector draw:style-name="gr2" draw:text-style-name="P1" draw:layer="layout" svg:x1="61.5cm" svg:y1="1.499cm" svg:x2="115.249cm" svg:y2="5cm" draw:start-shape="id5" draw:start-glue-point="7" draw:end-shape="id47" draw:end-glue-point="4" svg:d="m61500 1499h53749v3501">
          <text:p/>
        </draw:connector>
        <draw:custom-shape draw:style-name="gr13" draw:text-style-name="P5" draw:layer="layout" svg:width="6cm" svg:height="4cm" svg:x="58.5cm" svg:y="21cm">
          <text:p text:style-name="P1"><text:span text:style-name="T6">Final Corrections to Data:</text:span></text:p>
          <text:p text:style-name="P4"><text:span text:style-name="T7">1. Site/Year specific corrections</text:span></text:p>
          <text:p text:style-name="P4"><text:span text:style-name="T7">2. All Sites/Years Correctins</text:span></text:p>
          <text:p text:style-name="P4"><text:span text:style-name="T7">- check that PAR = 0 at night</text:span></text:p>
          <text:p text:style-name="P4"><text:span text:style-name="T7">- check that RH does not go over 100</text:span></text:p>
          <text:p text:style-name="P4"><text:span text:style-name="T7">- Ensure timecode is in UTC</text:span></text:p>
          <text:p text:style-name="P4"><text:span text:style-name="T7">- check correct labeling of soil probes</text:span></text:p>
          <text:p text:style-name="P1"><text:span text:style-name="T8"/></text:p>
          <text:p text:style-name="P1"><text:span text:style-name="T6">Output must be in UTC timecode</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7cm" svg:height="2cm" svg:x="58.591cm" svg:y="25.726cm">
          <text:p text:style-name="P4"><text:span text:style-name="T7">- Uses data from other sites to fill the </text:span><text:span text:style-name="T7"><text:line-break/></text:span><text:span text:style-name="T7">gaps in met data </text:span></text:p>
          <text:p text:style-name="P4"><text:span text:style-name="T6">- Must be sure that data from all sites</text:span><text:span text:style-name="T6"><text:line-break/></text:span><text:span text:style-name="T6">are aligned exactly the same!!!!!!!!</text:span></text:p>
          <draw:enhanced-geometry svg:viewBox="0 0 21600 21600" draw:glue-points="10800 0 0 10800 10800 21600 21600 10800" draw:type="flowchart-process" draw:enhanced-path="M 0 0 L 21600 0 21600 21600 0 21600 0 0 Z N"/>
        </draw:custom-shape>
        <draw:custom-shape draw:style-name="gr9" draw:text-style-name="P2" draw:id="id53" draw:layer="layout" svg:width="2.8cm" svg:height="1cm" svg:x="28.5cm" svg:y="11.5cm">
          <text:p text:style-name="P1"><text:span text:style-name="T1">EdiRe</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4" draw:text-style-name="P1" draw:layer="layout" svg:x1="26.274cm" svg:y1="7.309cm" svg:x2="29.899cm" svg:y2="11.5cm" draw:start-shape="id4" draw:start-glue-point="6" draw:end-shape="id53" draw:end-glue-point="4" svg:d="m26274 7309v2096h3625v2095">
          <text:p/>
        </draw:connector>
        <draw:connector draw:style-name="gr4" draw:text-style-name="P1" draw:layer="layout" svg:x1="8.849cm" svg:y1="9cm" svg:x2="8.549cm" svg:y2="10.1cm" draw:start-shape="id54" draw:start-glue-point="6" draw:end-shape="id9" draw:end-glue-point="4" svg:d="m8849 9000v551h-300v549">
          <text:p/>
        </draw:connector>
        <draw:connector draw:style-name="gr4" draw:text-style-name="P1" draw:layer="layout" svg:x1="21.049cm" svg:y1="8.2cm" svg:x2="23.125cm" svg:y2="6.809cm" draw:start-shape="id55" draw:start-glue-point="4" draw:end-shape="id4" svg:d="m21049 8200v-1391h2076">
          <text:p/>
        </draw:connector>
        <draw:custom-shape draw:style-name="gr13" draw:text-style-name="P2" draw:id="id55" draw:layer="layout" svg:width="3.5cm" svg:height="1cm" svg:x="19.3cm" svg:y="8.2cm">
          <text:p text:style-name="P1"><text:span text:style-name="T7">Convert to tob1 file </text:span><text:span text:style-name="T7"><text:line-break/></text:span><text:span text:style-name="T7">with Time Stamps</text:span></text:p>
          <draw:enhanced-geometry svg:viewBox="0 0 21600 21600" draw:glue-points="10800 0 0 10800 10800 21600 21600 10800" draw:type="flowchart-process" draw:enhanced-path="M 0 0 L 21600 0 21600 21600 0 21600 0 0 Z N"/>
        </draw:custom-shape>
        <draw:custom-shape draw:style-name="gr13" draw:text-style-name="P2" draw:id="id10" draw:layer="layout" svg:width="3.5cm" svg:height="1cm" svg:x="12.4cm" svg:y="8.5cm">
          <text:p text:style-name="P1"><text:span text:style-name="T7">Convert to ascii file </text:span><text:span text:style-name="T7"><text:line-break/></text:span><text:span text:style-name="T7">with Time Stamps</text:span></text:p>
          <draw:enhanced-geometry svg:viewBox="0 0 21600 21600" draw:glue-points="10800 0 0 10800 10800 21600 21600 10800" draw:type="flowchart-process" draw:enhanced-path="M 0 0 L 21600 0 21600 21600 0 21600 0 0 Z N"/>
        </draw:custom-shape>
        <draw:custom-shape draw:style-name="gr15" draw:text-style-name="P2" draw:id="id8" draw:layer="layout" svg:width="4.5cm" svg:height="1.284cm" svg:x="1.8cm" svg:y="7.7cm">
          <text:p text:style-name="P1"><text:span text:style-name="T1">../FLUX.DAT </text:span><text:span text:style-name="T1"><text:line-break/></text:span><text:span text:style-name="T1">(10-min avg fil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2" draw:id="id54" draw:layer="layout" svg:width="4.5cm" svg:height="1.284cm" svg:x="6.6cm" svg:y="7.716cm">
          <text:p text:style-name="P1"><text:span text:style-name="T1">../TS_DATA.DAT </text:span><text:span text:style-name="T1"><text:line-break/></text:span><text:span text:style-name="T1">(high-freq file)</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 draw:text-style-name="P1" draw:layer="layout" svg:x1="6.249cm" svg:y1="7.1cm" svg:x2="4.049cm" svg:y2="7.7cm" draw:start-shape="id7" draw:start-glue-point="6" draw:end-shape="id8" draw:end-glue-point="4" svg:d="m6249 7100v301h-2200v299">
          <text:p/>
        </draw:connector>
        <draw:connector draw:style-name="gr2" draw:text-style-name="P1" draw:layer="layout" svg:x1="6.249cm" svg:y1="7.1cm" svg:x2="8.849cm" svg:y2="7.716cm" draw:start-shape="id7" draw:start-glue-point="6" draw:end-shape="id54" draw:end-glue-point="4" svg:d="m6249 7100v309h2600v307">
          <text:p/>
        </draw:connector>
        <draw:connector draw:style-name="gr16" draw:text-style-name="P1" draw:layer="layout" draw:line-skew="-2.251cm" svg:x1="9.498cm" svg:y1="6.599cm" svg:x2="21.6cm" svg:y2="13.799cm" draw:start-shape="id7" draw:start-glue-point="7" draw:end-shape="id56" draw:end-glue-point="5" svg:d="m9498 6599h3802v7200h8300">
          <text:p/>
        </draw:connector>
        <draw:custom-shape draw:style-name="gr13" draw:text-style-name="P2" draw:id="id56" draw:layer="layout" svg:width="4.5cm" svg:height="1cm" svg:x="21.6cm" svg:y="13.3cm">
          <text:p text:style-name="P1"><text:span text:style-name="T7">Copy to /To_Burn/ </text:span><text:span text:style-name="T7"><text:line-break/></text:span><text:span text:style-name="T7">directory after converting</text:span></text:p>
          <draw:enhanced-geometry svg:viewBox="0 0 21600 21600" draw:glue-points="10800 0 0 10800 10800 21600 21600 10800" draw:type="flowchart-process" draw:enhanced-path="M 0 0 L 21600 0 21600 21600 0 21600 0 0 Z N"/>
        </draw:custom-shape>
        <draw:connector draw:style-name="gr16" draw:text-style-name="P1" draw:layer="layout" svg:x1="26.1cm" svg:y1="13.799cm" svg:x2="33.449cm" svg:y2="7.3cm" draw:start-shape="id56" draw:start-glue-point="7" draw:end-shape="id11" draw:end-glue-point="6" svg:d="m26100 13799h7349v-6499">
          <text:p/>
        </draw:connector>
        <draw:custom-shape draw:style-name="gr9" draw:text-style-name="P2" draw:id="id57" draw:layer="layout" svg:width="5.3cm" svg:height="1.3cm" svg:x="54.7cm" svg:y="42.5cm">
          <text:p text:style-name="P1"><text:span text:style-name="T1">mcm_data_compil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82.549cm" svg:y1="32cm" svg:x2="60cm" svg:y2="43.149cm" draw:start-shape="id46" draw:start-glue-point="6" draw:end-shape="id57" draw:end-glue-point="7" svg:d="m82549 32000v11149h-22549">
          <text:p/>
        </draw:connector>
        <draw:connector draw:style-name="gr4" draw:text-style-name="P1" draw:layer="layout" draw:line-skew="5.749cm" svg:x1="85cm" svg:y1="25cm" svg:x2="60cm" svg:y2="43.149cm" draw:end-shape="id57" draw:end-glue-point="7" svg:d="m85000 25000h-6500v18149h-18500">
          <text:p/>
        </draw:connector>
        <draw:connector draw:style-name="gr4" draw:text-style-name="P1" draw:id="id82" draw:layer="layout" svg:x1="57.5cm" svg:y1="24cm" svg:x2="57.349cm" svg:y2="42.5cm" draw:end-shape="id57" draw:end-glue-point="4" svg:d="m57500 24000v9000h-151v9500">
          <text:p/>
        </draw:connector>
        <draw:connector draw:style-name="gr4" draw:text-style-name="P1" draw:layer="layout" svg:x1="57.349cm" svg:y1="43.8cm" svg:x2="47.45cm" svg:y2="45.6cm" draw:start-shape="id57" draw:start-glue-point="6" draw:end-shape="id58" svg:d="m57349 43800v901h-9899v899">
          <text:p/>
        </draw:connector>
        <draw:connector draw:style-name="gr4" draw:text-style-name="P1" draw:layer="layout" svg:x1="29.899cm" svg:y1="12.5cm" svg:x2="28.5cm" svg:y2="14.999cm" draw:start-shape="id53" draw:start-glue-point="6" draw:end-shape="id1" draw:end-glue-point="5" svg:d="m29899 12500v1001h-1900v1498h501">
          <text:p/>
        </draw:connector>
        <draw:custom-shape draw:style-name="gr1" draw:text-style-name="P2" draw:id="id1" draw:layer="layout" svg:width="11.8cm" svg:height="1cm" svg:x="28.5cm" svg:y="14.5cm">
          <text:p text:style-name="P1"><text:span text:style-name="T9">../EdiRe/OPEC_Calculations/&lt;site&gt;/Processing_dd-mmm-yyyy/</text:span></text:p>
          <draw:enhanced-geometry svg:viewBox="0 0 21600 21600" draw:glue-points="10800 0 0 10800 10800 21600 21600 10800" draw:type="flowchart-process" draw:enhanced-path="M 0 0 L 21600 0 21600 21600 0 21600 0 0 Z N"/>
        </draw:custom-shape>
        <draw:custom-shape draw:style-name="gr9" draw:text-style-name="P2" draw:id="id61" draw:layer="layout" svg:width="6cm" svg:height="1.5cm" svg:x="14cm" svg:y="17.5cm">
          <text:p text:style-name="P1"><text:span text:style-name="T1">OPEC_process_10min</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ustom-shape draw:style-name="gr9" draw:text-style-name="P2" draw:id="id59" draw:layer="layout" svg:width="5.5cm" svg:height="1.6cm" svg:x="14.1cm" svg:y="11.4cm">
          <text:p text:style-name="P1"><text:span text:style-name="T1">OPEC_data_conditioner</text:span><text:span text:style-name="T1"><text:line-break/></text:span><text:span text:style-name="T5">(OPEC_process_10min)</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17" draw:text-style-name="P1" draw:layer="layout" draw:line-skew="0.849cm" svg:x1="17.749cm" svg:y1="7.3cm" svg:x2="16.85cm" svg:y2="11.4cm" draw:start-shape="id6" draw:start-glue-point="6" draw:end-shape="id59" svg:d="m17749 7300v2900h-899v1200">
          <text:p/>
        </draw:connector>
        <draw:custom-shape draw:style-name="gr1" draw:text-style-name="P2" draw:id="id60" draw:layer="layout" svg:width="6.3cm" svg:height="1cm" svg:x="17.1cm" svg:y="14.7cm">
          <text:p text:style-name="P1"><text:span text:style-name="T1">../hhour_data/Conditioned/</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draw:line-skew="1.35cm" svg:x1="22.349cm" svg:y1="5.1cm" svg:x2="20.249cm" svg:y2="14.7cm" draw:end-shape="id60" draw:end-glue-point="4" svg:d="m22349 5100v5900h-2100v3700">
          <text:p/>
        </draw:connector>
        <draw:connector draw:style-name="gr17" draw:text-style-name="P1" draw:layer="layout" svg:x1="16.849cm" svg:y1="12.998cm" svg:x2="17.1cm" svg:y2="15.199cm" draw:start-shape="id59" draw:start-glue-point="6" draw:end-shape="id60" draw:end-glue-point="5" svg:d="m16849 12998v853h-250v1348h501">
          <text:p/>
        </draw:connector>
        <draw:connector draw:style-name="gr17" draw:text-style-name="P1" draw:layer="layout" svg:x1="20.249cm" svg:y1="15.7cm" svg:x2="16.999cm" svg:y2="17.5cm" draw:start-shape="id60" draw:start-glue-point="6" draw:end-shape="id61" draw:end-glue-point="4" svg:d="m20249 15700v901h-3250v899">
          <text:p/>
        </draw:connector>
        <draw:custom-shape draw:style-name="gr1" draw:text-style-name="P1" draw:id="id63" draw:layer="layout" svg:width="8.5cm" svg:height="1cm" svg:x="22.4cm" svg:y="16.9cm">
          <text:p text:style-name="P1"><text:span text:style-name="T1">../Matlab/Data/Flux/OPEC/&lt;site&gt;/</text:span></text:p>
          <draw:enhanced-geometry svg:viewBox="0 0 21600 21600" draw:glue-points="10800 0 0 10800 10800 21600 21600 10800" draw:type="flowchart-process" draw:enhanced-path="M 0 0 L 21600 0 21600 21600 0 21600 0 0 Z N"/>
        </draw:custom-shape>
        <draw:custom-shape draw:style-name="gr9" draw:text-style-name="P2" draw:id="id62" draw:layer="layout" svg:width="6.3cm" svg:height="1.5cm" svg:x="32.2cm" svg:y="17.5cm">
          <text:p text:style-name="P1"><text:span text:style-name="T1">OPEC_process_EdiRE</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17" draw:text-style-name="P1" draw:layer="layout" svg:x1="34.398cm" svg:y1="15.5cm" svg:x2="35.35cm" svg:y2="17.5cm" draw:start-shape="id1" draw:start-glue-point="6" draw:end-shape="id62" svg:d="m34398 15500v1001h952v999">
          <text:p/>
        </draw:connector>
        <draw:connector draw:style-name="standard" draw:layer="layout" draw:line-skew="-7.15cm" svg:x1="58.75cm" svg:y1="2.901cm" svg:x2="26.649cm" svg:y2="16.9cm" draw:end-shape="id63" draw:end-glue-point="4" svg:d="m58750 2901v-401h-32101v14400">
          <text:p/>
        </draw:connector>
        <draw:custom-shape draw:style-name="gr1" draw:text-style-name="P1" draw:id="id64" draw:layer="layout" svg:width="3cm" svg:height="1.1cm" svg:x="23cm" svg:y="20.2cm">
          <text:p text:style-name="P1"><text:span text:style-name="T1">../Organized/</text:span></text:p>
          <draw:enhanced-geometry svg:viewBox="0 0 21600 21600" draw:glue-points="10800 0 0 10800 10800 21600 21600 10800" draw:type="flowchart-process" draw:enhanced-path="M 0 0 L 21600 0 21600 21600 0 21600 0 0 Z N"/>
        </draw:custom-shape>
        <draw:custom-shape draw:style-name="gr1" draw:text-style-name="P1" draw:id="id65" draw:layer="layout" svg:width="3.5cm" svg:height="1cm" svg:x="27cm" svg:y="23.5cm">
          <text:p text:style-name="P1"><text:span text:style-name="T1">../Cleaned/</text:span></text:p>
          <draw:enhanced-geometry svg:viewBox="0 0 21600 21600" draw:glue-points="10800 0 0 10800 10800 21600 21600 10800" draw:type="flowchart-process" draw:enhanced-path="M 0 0 L 21600 0 21600 21600 0 21600 0 0 Z N"/>
        </draw:custom-shape>
        <draw:custom-shape draw:style-name="gr1" draw:text-style-name="P1" draw:id="id66" draw:layer="layout" svg:width="4.5cm" svg:height="1cm" svg:x="21.6cm" svg:y="28.5cm">
          <text:p text:style-name="P1"><text:span text:style-name="T1">../Final_Cleaned/</text:span></text:p>
          <draw:enhanced-geometry svg:viewBox="0 0 21600 21600" draw:glue-points="10800 0 0 10800 10800 21600 21600 10800" draw:type="flowchart-process" draw:enhanced-path="M 0 0 L 21600 0 21600 21600 0 21600 0 0 Z N"/>
        </draw:custom-shape>
        <draw:g draw:id="id67">
          <draw:path draw:style-name="gr18" draw:text-style-name="P1" draw:layer="layout" svg:width="4.5cm" svg:height="1cm" svg:x="24.4cm" svg:y="31.208cm" svg:viewBox="0 0 4501 1001" svg:d="m0 0h4501v1001h-4501zm0-1001zm4501 1001z">
            <text:p/>
          </draw:path>
          <draw:polygon draw:style-name="gr19" draw:text-style-name="P1" draw:layer="layout" svg:width="0.048cm" svg:height="0.048cm" svg:x="24.57cm" svg:y="31.831cm" svg:viewBox="0 0 49 49" draw:points="0,49 0,0 49,0 49,49">
            <text:p/>
          </draw:polygon>
          <draw:polygon draw:style-name="gr19" draw:text-style-name="P1" draw:layer="layout" svg:width="0.048cm" svg:height="0.048cm" svg:x="24.707cm" svg:y="31.831cm" svg:viewBox="0 0 49 49" draw:points="0,49 0,0 49,0 49,49">
            <text:p/>
          </draw:polygon>
          <draw:polygon draw:style-name="gr19" draw:text-style-name="P1" draw:layer="layout" svg:width="0.136cm" svg:height="0.365cm" svg:x="24.799cm" svg:y="31.52cm" svg:viewBox="0 0 137 366" draw:points="0,366 103,0 137,0 35,366">
            <text:p/>
          </draw:polygon>
          <draw:polygon draw:style-name="gr19" draw:text-style-name="P1" draw:layer="layout" svg:width="0.237cm" svg:height="0.352cm" svg:x="24.977cm" svg:y="31.526cm" svg:viewBox="0 0 238 353" draw:points="0,353 0,0 238,0 238,42 46,42 46,151 212,151 212,193 46,193 46,353">
            <text:p/>
          </draw:polygon>
          <draw:path draw:style-name="gr19" draw:text-style-name="P1" draw:layer="layout" svg:width="0.042cm" svg:height="0.353cm" svg:x="25.271cm" svg:y="31.526cm" svg:viewBox="0 0 43 354" svg:d="m0 50v-50h43v50zm-43 304v-256h43v256z">
            <text:p/>
          </draw:path>
          <draw:polygon draw:style-name="gr19" draw:text-style-name="P1" draw:layer="layout" svg:width="0.207cm" svg:height="0.261cm" svg:x="25.381cm" svg:y="31.618cm" svg:viewBox="0 0 208 262" draw:points="0,262 0,6 39,6 39,42 42,37 46,32 50,28 54,24 59,20 63,16 68,13 73,11 78,8 84,6 89,4 95,3 101,1 107,1 114,0 120,0 126,0 132,1 137,1 143,2 148,3 153,5 158,6 163,8 168,10 172,13 176,15 180,18 183,21 186,24 189,27 192,30 194,33 196,37 198,41 200,45 202,49 203,53 204,58 205,62 206,65 206,69 207,74 207,79 208,90 208,104 208,262 164,262 164,106 164,93 163,88 163,83 162,78 161,74 160,70 160,68 159,66 157,63 156,60 154,57 152,54 150,52 147,50 144,47 141,45 138,43 135,42 131,41 128,40 124,39 120,38 115,38 111,38 104,38 98,39 92,40 86,42 80,45 74,48 68,51 63,55 60,57 58,60 56,62 54,65 52,69 51,72 49,76 48,80 46,89 44,99 43,110 43,122 43,262">
            <text:p/>
          </draw:polygon>
          <draw:path draw:style-name="gr19" draw:text-style-name="P1" draw:layer="layout" svg:width="0.235cm" svg:height="0.267cm" svg:x="25.641cm" svg:y="31.618cm" svg:viewBox="0 0 236 268" svg:d="m182 231-12 9-6 4-6 4-6 4-6 3-5 3-6 2-6 2-5 1-6 2-6 1-6 1h-6l-7 1h-6-10l-10-1-9-2-8-2-4-2-4-1-3-2-4-2-3-2-3-2-3-2-3-3-3-2-3-3-2-3-2-3-2-3-2-3-2-3-1-3-2-3-1-4-1-3-1-4-1-7v-8-5l1-4v-5l1-4 1-5 2-4 1-4 2-4 1-2 1-2 2-4 3-3 3-3 3-3 3-3 7-5 3-2 4-3 4-2 4-1 4-2 4-2 8-2 7-2 9-1 23-4 25-3 21-4 9-2 8-2 8-2 6-2v-11-6l-1-6-1-6-1-5-1-2-1-2-1-2-1-2-1-2-1-1-2-2-1-1-2-2-2-2-3-1-2-2-3-1-3-1-6-2-6-2-7-1-7-1h-8-8l-7 1-6 1-6 1-6 1-5 2-4 3-2 1-2 1-2 1-2 2-1 2-2 1-1 2-2 2-3 5-2 5-2 5-2 6-2 7-43-6 2-7 2-6 2-6 2-6 3-5 2-5 3-5 3-4 4-4 4-4 4-3 5-4 5-3 5-3 6-3 6-2 6-2 7-2 7-1 7-2 7-1h8l8-1h8 8l8 1h7l7 1 6 1 6 2 6 1 5 2 5 2 5 2 4 2 4 2 4 3 3 2 3 3 1 2 1 1 2 3 3 3 2 4 2 4 1 3 2 4 1 5 1 4 1 7v9l1 11v13 58l1 49 1 17v6l1 4 1 4 1 4 1 4 1 4 1 4 2 3 2 4 2 4h-46l-1-3-2-4-1-4-1-3-1-4-1-4-1-5zm-4-101-6 2-7 2-16 4-20 4-22 4-12 2-11 2-4 1-4 1-4 2-3 1-3 1-2 2-2 1-3 2-2 2-2 2-1 2-2 2-1 2-2 3-1 2v3l-1 2-1 3v2 3 2 2l1 3v2 2l1 2 1 2 1 1v2l1 2 1 2 2 1 1 2 1 1 2 2 1 1 2 1 2 2 1 1 3 1 2 1 2 1 5 2 5 1 5 1 6 1h6 6l6-1 6-1 6-1 5-1 5-2 5-3 5-2 5-3 4-3 4-3 4-4 4-4 3-4 3-4 2-5 2-4 1-4 1-5 1-5 1-6 1-6v-14z">
            <text:p/>
          </draw:path>
          <draw:polygon draw:style-name="gr19" draw:text-style-name="P1" draw:layer="layout" svg:width="0.042cm" svg:height="0.353cm" svg:x="25.93cm" svg:y="31.526cm" svg:viewBox="0 0 43 354" draw:points="0,354 0,0 43,0 43,354">
            <text:p/>
          </draw:polygon>
          <draw:polygon draw:style-name="gr19" draw:text-style-name="P1" draw:layer="layout" svg:width="0.286cm" svg:height="0.03cm" svg:x="26.001cm" svg:y="31.947cm" svg:viewBox="0 0 287 31" draw:points="0,31 0,0 287,0 287,31">
            <text:p/>
          </draw:polygon>
          <draw:polygon draw:style-name="gr19" draw:text-style-name="P1" draw:layer="layout" svg:width="0.311cm" svg:height="0.365cm" svg:x="26.308cm" svg:y="31.52cm" svg:viewBox="0 0 312 366" draw:points="265,236 312,248 308,262 303,275 298,287 292,299 285,309 277,319 268,328 264,332 259,336 249,343 239,349 228,354 217,359 205,362 193,364 180,366 166,366 152,366 139,365 126,363 114,360 103,357 92,353 82,348 73,343 64,337 56,330 48,322 41,314 35,305 29,296 23,286 18,275 13,264 10,252 7,241 4,229 2,217 1,205 0,193 0,180 0,166 1,153 3,140 5,128 8,116 12,105 16,94 21,84 27,74 33,64 39,56 47,48 54,40 63,33 72,27 81,21 91,16 101,12 111,8 122,5 133,3 144,1 155,0 167,0 180,0 192,2 204,4 216,7 227,11 237,15 247,21 256,27 265,34 273,42 280,50 287,59 293,69 298,80 302,91 306,103 260,114 257,105 253,96 249,88 245,80 240,74 235,68 233,65 230,62 227,60 224,58 218,54 212,50 205,47 198,45 191,43 183,41 174,40 166,40 156,40 146,41 137,43 128,45 120,48 112,51 104,55 97,60 90,65 84,71 79,76 74,83 69,89 65,96 62,104 59,112 57,120 54,129 52,137 51,146 50,154 49,163 48,171 48,180 48,191 49,202 50,212 51,222 53,232 55,241 58,250 61,259 65,267 69,275 73,282 78,289 83,294 89,300 95,305 102,309 109,313 116,316 124,319 131,322 138,324 146,325 154,326 162,326 172,326 181,325 190,323 198,320 206,317 214,313 222,308 229,303 232,300 236,297 239,294 242,290 245,287 247,283 252,275 256,266 260,257 263,247">
            <text:p/>
          </draw:polygon>
          <draw:path draw:style-name="gr19" draw:text-style-name="P1" draw:layer="layout" svg:width="0.235cm" svg:height="0.267cm" svg:x="26.658cm" svg:y="31.618cm" svg:viewBox="0 0 236 268" svg:d="m182 231-12 9-6 4-6 4-6 4-6 3-5 3-6 2-6 2-5 1-6 2-6 1-6 1h-6l-7 1h-6-10l-10-1-9-2-8-2-4-2-4-1-3-2-4-2-3-2-3-2-3-2-3-3-3-2-3-3-2-3-2-3-2-3-2-3-2-3-1-3-2-3-1-4-1-3-1-4-1-7v-8-5l1-4v-5l1-4 1-5 2-4 1-4 2-4 1-2 1-2 2-4 3-3 3-3 3-3 3-3 7-5 3-2 4-3 4-2 4-1 4-2 4-2 8-2 7-2 9-1 23-4 25-3 21-4 9-2 8-2 8-2 6-2v-11-6l-1-6-1-6-1-5-1-2-1-2-1-2-1-2-1-2-1-1-2-2-1-1-2-2-2-2-3-1-2-2-3-1-3-1-6-2-6-2-7-1-7-1h-8-8l-7 1-6 1-6 1-6 1-5 2-4 3-2 1-2 1-2 1-2 2-1 2-2 1-1 2-2 2-3 5-2 5-2 5-2 6-2 7-43-6 2-7 2-6 2-6 2-6 3-5 2-5 3-5 3-4 4-4 4-4 4-3 5-4 5-3 5-3 6-3 6-2 6-2 7-2 7-1 7-2 7-1h8l8-1h8 8l8 1h7l7 1 6 1 6 2 6 1 5 2 5 2 5 2 4 2 4 2 4 3 3 2 3 3 1 2 1 1 2 3 3 3 2 4 2 4 1 3 2 4 1 5 1 4 1 7v9l1 11v13 58l1 49 1 17v6l1 4 1 4 1 4 1 4 1 4 1 4 2 3 2 4 2 4h-46l-1-3-2-4-1-4-1-3-1-4-1-4-1-5zm-4-101-6 2-7 2-16 4-20 4-22 4-12 2-11 2-4 1-4 1-4 2-3 1-3 1-2 2-2 1-3 2-2 2-2 2-1 2-2 2-1 2-2 3-1 2v3l-1 2-1 3v2 3 2 2l1 3v2 2l1 2 1 2 1 1v2l1 2 1 2 2 1 1 2 1 1 2 2 1 1 2 1 2 2 1 1 3 1 2 1 2 1 5 2 5 1 5 1 6 1h6 6l6-1 6-1 6-1 5-1 5-2 5-3 5-2 5-3 4-3 4-3 4-4 4-4 3-4 3-4 2-5 2-4 1-4 1-5 1-5 1-6 1-6v-14z">
            <text:p/>
          </draw:path>
          <draw:polygon draw:style-name="gr19" draw:text-style-name="P1" draw:layer="layout" svg:width="0.042cm" svg:height="0.353cm" svg:x="26.947cm" svg:y="31.526cm" svg:viewBox="0 0 43 354" draw:points="0,354 0,0 43,0 43,354">
            <text:p/>
          </draw:polygon>
          <draw:polygon draw:style-name="gr19" draw:text-style-name="P1" draw:layer="layout" svg:width="0.222cm" svg:height="0.267cm" svg:x="27.044cm" svg:y="31.618cm" svg:viewBox="0 0 223 268" draw:points="181,168 223,174 221,185 219,195 215,204 211,213 206,221 201,229 195,236 188,243 181,249 173,254 165,258 156,262 147,265 137,266 127,268 117,268 104,267 92,266 81,263 75,262 70,260 64,257 59,255 54,252 50,249 45,246 41,242 36,238 32,234 28,230 25,225 21,220 18,215 15,210 13,204 8,192 5,179 2,165 1,151 0,135 0,125 1,115 2,105 4,96 6,87 8,79 11,71 14,63 18,56 22,49 26,42 31,36 37,30 43,25 49,20 56,16 63,12 70,9 78,6 85,4 93,2 101,1 109,0 117,0 127,0 137,1 146,3 155,5 163,8 171,12 178,16 182,18 185,21 191,27 194,30 197,33 202,39 207,47 211,54 214,63 217,72 219,81 177,88 175,82 173,76 171,71 169,66 166,61 163,57 160,53 156,49 154,47 152,46 150,44 148,43 144,41 139,39 134,38 129,37 124,36 119,36 111,36 107,37 103,38 100,38 96,39 92,41 89,42 86,44 82,45 79,47 76,50 73,52 70,54 68,57 65,60 62,63 60,66 58,70 56,74 54,77 53,81 50,90 48,100 46,110 45,122 45,134 45,146 46,158 48,168 50,178 53,187 56,195 58,199 60,203 63,206 65,209 67,212 70,215 73,217 76,219 78,221 81,223 84,225 88,227 91,228 94,229 97,230 101,231 108,232 116,232 122,232 128,231 134,230 140,228 145,226 150,224 152,222 155,221 157,219 159,217 161,215 163,213 165,211 167,208 170,203 173,197 176,191 178,184 180,176">
            <text:p/>
          </draw:polygon>
          <draw:polygon draw:style-name="gr19" draw:text-style-name="P1" draw:layer="layout" svg:width="0.206cm" svg:height="0.261cm" svg:x="27.304cm" svg:y="31.624cm" svg:viewBox="0 0 207 262" draw:points="168,256 168,219 164,224 160,229 156,234 152,238 148,242 143,245 138,249 133,251 128,254 123,256 117,258 111,259 105,261 99,261 93,262 87,262 81,262 76,261 71,261 65,260 60,258 55,257 50,255 45,253 40,251 36,249 32,246 28,244 24,241 21,238 18,234 16,231 14,228 12,224 10,220 8,217 6,212 5,208 3,204 2,199 1,196 1,192 0,188 0,183 0,159 0,0 43,0 43,142 43,158 44,171 44,176 45,181 45,185 46,188 47,192 48,196 50,200 52,203 54,206 57,209 60,212 63,215 66,217 70,220 74,221 78,223 82,224 87,224 91,225 96,225 101,225 106,224 110,223 115,222 119,221 124,219 128,217 133,215 135,214 137,213 139,211 141,210 143,208 145,207 148,203 150,200 153,196 155,191 157,187 158,183 160,178 161,172 162,166 163,160 163,153 164,145 164,137 164,0 207,0 207,256">
            <text:p/>
          </draw:polygon>
          <draw:polygon draw:style-name="gr19" draw:text-style-name="P1" draw:layer="layout" svg:width="0.042cm" svg:height="0.353cm" svg:x="27.579cm" svg:y="31.526cm" svg:viewBox="0 0 43 354" draw:points="0,354 0,0 43,0 43,354">
            <text:p/>
          </draw:polygon>
          <draw:path draw:style-name="gr19" draw:text-style-name="P1" draw:layer="layout" svg:width="0.235cm" svg:height="0.267cm" svg:x="27.675cm" svg:y="31.618cm" svg:viewBox="0 0 236 268" svg:d="m182 231-12 9-6 4-6 4-6 4-6 3-5 3-6 2-6 2-5 1-6 2-6 1-6 1h-6l-7 1h-6-10l-10-1-9-2-8-2-4-2-4-1-3-2-4-2-3-2-3-2-3-2-3-3-3-2-3-3-2-3-2-3-2-3-2-3-2-3-1-3-2-3-1-4-1-3-1-4-1-7v-8-5l1-4v-5l1-4 1-5 2-4 1-4 2-4 1-2 1-2 2-4 3-3 3-3 3-3 3-3 7-5 3-2 4-3 4-2 4-1 4-2 4-2 8-2 7-2 9-1 23-4 25-3 21-4 9-2 8-2 8-2 6-2v-11-6l-1-6-1-6-1-5-1-2-1-2-1-2-1-2-1-2-1-1-2-2-1-1-2-2-2-2-3-1-2-2-3-1-3-1-6-2-6-2-7-1-7-1h-8-8l-7 1-6 1-6 1-6 1-5 2-4 3-2 1-2 1-2 1-2 2-1 2-2 1-1 2-2 2-3 5-2 5-2 5-2 6-2 7-43-6 2-7 2-6 2-6 2-6 3-5 2-5 3-5 3-4 4-4 4-4 4-3 5-4 5-3 5-3 6-3 6-2 6-2 7-2 7-1 7-2 7-1h8l8-1h8 8l8 1h7l7 1 6 1 6 2 6 1 5 2 5 2 5 2 4 2 4 2 4 3 3 2 3 3 1 2 1 1 2 3 3 3 2 4 2 4 1 3 2 4 1 5 1 4 1 7v9l1 11v13 58l1 49 1 17v6l1 4 1 4 1 4 1 4 1 4 1 4 2 3 2 4 2 4h-46l-1-3-2-4-1-4-1-3-1-4-1-4-1-5zm-4-101-6 2-7 2-16 4-20 4-22 4-12 2-11 2-4 1-4 1-4 2-3 1-3 1-2 2-2 1-3 2-2 2-2 2-1 2-2 2-1 2-2 3-1 2v3l-1 2-1 3v2 3 2 2l1 3v2 2l1 2 1 2 1 1v2l1 2 1 2 2 1 1 2 1 1 2 2 1 1 2 1 2 2 1 1 3 1 2 1 2 1 5 2 5 1 5 1 6 1h6 6l6-1 6-1 6-1 5-1 5-2 5-3 5-2 5-3 4-3 4-3 4-4 4-4 3-4 3-4 2-5 2-4 1-4 1-5 1-5 1-6 1-6v-14z">
            <text:p/>
          </draw:path>
          <draw:polygon draw:style-name="gr19" draw:text-style-name="P1" draw:layer="layout" svg:width="0.124cm" svg:height="0.348cm" svg:x="27.941cm" svg:y="31.534cm" svg:viewBox="0 0 125 349" draw:points="118,307 125,345 116,347 107,348 99,349 92,349 86,349 81,348 76,348 71,347 66,346 62,345 59,343 55,342 52,340 49,338 46,336 44,333 42,331 40,328 38,325 37,322 36,320 36,319 35,317 35,314 34,309 33,303 32,289 32,271 32,123 0,123 0,89 32,89 32,26 75,0 75,89 118,89 118,123 75,123 75,273 75,281 75,288 75,291 76,293 76,294 76,295 77,296 77,297 79,299 79,300 80,301 81,302 82,303 83,304 84,305 86,306 87,306 89,307 91,307 93,308 95,308 97,308 99,308 103,308 107,308 112,308">
            <text:p/>
          </draw:polygon>
          <draw:path draw:style-name="gr19" draw:text-style-name="P1" draw:layer="layout" svg:width="0.235cm" svg:height="0.267cm" svg:x="28.087cm" svg:y="31.618cm" svg:viewBox="0 0 236 268" svg:d="m190 180 45 5-3 10-3 9-4 8-5 8-5 7-6 7-7 6-7 6-8 5-8 4-8 4-9 3-9 3-10 2-10 1h-11l-14-1-12-1-13-3-5-2-6-2-6-2-5-3-5-3-5-3-5-3-4-4-5-4-4-4-4-4-4-5-3-5-3-5-3-5-3-6-3-5-2-6-3-13-3-13-1-15-1-15 1-16 1-14 3-14 3-13 5-12 3-6 3-5 3-6 3-5 4-4 4-5 9-8 4-4 5-4 5-3 5-3 5-3 6-2 5-2 6-2 6-1 5-2 13-1 13-1 12 1 12 1 6 1 6 2 5 2 6 2 5 2 5 3 5 3 4 3 5 3 4 4 9 8 4 4 3 5 4 5 3 5 3 5 2 6 5 12 3 13 3 13 1 15 1 15v12h-191l1 10 2 10 2 9 3 8 3 8 4 7 2 4 2 3 2 3 3 3 3 3 2 2 3 3 3 2 3 2 3 2 4 1 3 2 3 1 4 1 3 1 4 1 7 1h8 6l6-1 5-1 5-1 5-2 5-2 5-2 4-3 4-4 4-4 4-4 3-5 3-5 3-5 3-6zm-140-78h143l-1-8-1-7-2-7-1-6-3-6-2-5-3-5-1-2-2-2-3-3-2-3-3-3-3-2-3-2-3-2-4-2-3-2-3-1-4-2-4-1h-3l-4-1-4-1h-8-7l-7 1-7 2-3 1-3 1-6 3-6 3-6 4-5 5-3 2-2 3-2 3-2 3-2 3-2 3-3 6-3 7-2 7-1 8z">
            <text:p/>
          </draw:path>
          <draw:path draw:style-name="gr19" draw:text-style-name="P1" draw:layer="layout" svg:width="0.221cm" svg:height="0.359cm" svg:x="28.361cm" svg:y="31.526cm" svg:viewBox="0 0 222 360" svg:d="m182 354v-32l-3 5-3 4-4 4-3 3-4 4-4 3-5 3-4 2-5 3-4 2-5 1-5 2-6 1h-5l-6 1h-6-7l-8-1-7-1-7-2-7-3-7-3-7-3-6-4-6-4-6-5-6-5-5-6-5-6-4-7-4-7-4-7-3-8-3-8-2-8-2-9-2-9-1-9-1-9v-10-9l1-10 1-9 1-8 2-9 2-8 3-8 3-8 3-8 4-7 4-7 5-6 5-6 5-5 6-5 6-4 6-4 7-3 7-3 7-3 7-2 8-1 7-1h8 6l5 1h6l5 1 5 2 5 1 4 3 5 2 4 3 5 2 4 3 4 3 3 4 4 3 3 3 3 4v-127h43v354zm-177-128v12l1 11 2 11 2 9 3 9 1 4 2 4 2 4 2 4 2 3 3 3 5 6 6 5 3 2 3 2 3 1 3 2 3 1 3 2 3 1 3 1h4l3 1h3 4 7l3-1h4l3-1 3-1 3-1 3-1 3-2 3-2 3-2 3-2 3-2 3-2 5-6 3-3 2-3 2-4 2-3 2-4 1-4 3-8 2-10 1-10 1-10v-12-13l-1-12-2-11-2-10-3-9-1-4-2-4-2-4-2-4-2-3-3-3-5-6-6-5-6-4-3-2-3-1-3-2-3-1-3-1-4-1-3-1-4-1h-3-4-4-3l-3 1-4 1h-3l-3 1-3 2-3 1-3 2-3 1-3 2-3 3-2 2-3 2-5 6-2 3-3 3-2 3-1 4-2 4-2 4-2 9-2 10-2 10-1 12z">
            <text:p/>
          </draw:path>
          <draw:polygon draw:style-name="gr19" draw:text-style-name="P1" draw:layer="layout" svg:width="0.136cm" svg:height="0.365cm" svg:x="28.619cm" svg:y="31.52cm" svg:viewBox="0 0 137 366" draw:points="0,366 103,0 137,0 35,366">
            <text:p/>
          </draw:polygon>
        </draw:g>
        <draw:connector draw:style-name="gr2" draw:text-style-name="P1" draw:layer="layout" svg:x1="26.649cm" svg:y1="17.9cm" svg:x2="24.499cm" svg:y2="20.2cm" draw:start-shape="id63" draw:start-glue-point="6" draw:end-shape="id64" draw:end-glue-point="4" svg:d="m26649 17900v1151h-2150v1149">
          <text:p/>
        </draw:connector>
        <draw:connector draw:style-name="gr2" draw:text-style-name="P1" draw:layer="layout" draw:line-skew="1.75cm" svg:x1="26.649cm" svg:y1="17.9cm" svg:x2="28.749cm" svg:y2="23.5cm" draw:end-shape="id65" draw:end-glue-point="4" svg:d="m26649 17900v4300h2100v1300">
          <text:p/>
        </draw:connector>
        <draw:connector draw:style-name="gr2" draw:text-style-name="P1" draw:layer="layout" draw:line-skew="2.25cm" svg:x1="26.649cm" svg:y1="17.9cm" svg:x2="23.849cm" svg:y2="28.5cm" draw:end-shape="id66" draw:end-glue-point="4" svg:d="m26649 17900v7300h-2800v3300">
          <text:p/>
        </draw:connector>
        <draw:connector draw:style-name="gr2" draw:text-style-name="P1" draw:layer="layout" svg:x1="26.649cm" svg:y1="17.9cm" svg:x2="26.65cm" svg:y2="31.208cm" draw:end-shape="id67" draw:end-glue-point="0" svg:d="m26649 17900v6404h1v6904">
          <text:p/>
        </draw:connector>
        <draw:connector draw:style-name="gr17" draw:text-style-name="P1" draw:layer="layout" svg:x1="16.999cm" svg:y1="19cm" svg:x2="23cm" svg:y2="20.749cm" draw:start-shape="id61" draw:start-glue-point="6" draw:end-shape="id64" draw:end-glue-point="5" svg:d="m16999 19000v1749h6001">
          <text:p/>
        </draw:connector>
        <draw:connector draw:style-name="gr17" draw:text-style-name="P1" draw:layer="layout" svg:x1="35.349cm" svg:y1="19cm" svg:x2="26cm" svg:y2="20.749cm" draw:start-shape="id62" draw:start-glue-point="6" draw:end-shape="id64" draw:end-glue-point="7" svg:d="m35349 19000v1749h-9349">
          <text:p/>
        </draw:connector>
        <draw:custom-shape draw:style-name="gr9" draw:text-style-name="P2" draw:id="id68" draw:layer="layout" svg:width="5.3cm" svg:height="1.5cm" svg:x="14.8cm" svg:y="22.4cm">
          <text:p text:style-name="P1"><text:span text:style-name="T1">OPEC_10min_clean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17" draw:text-style-name="P1" draw:layer="layout" svg:x1="24.499cm" svg:y1="21.3cm" svg:x2="17.449cm" svg:y2="22.4cm" draw:start-shape="id64" draw:start-glue-point="6" draw:end-shape="id68" draw:end-glue-point="4" svg:d="m24499 21300v551h-7050v549">
          <text:p/>
        </draw:connector>
        <draw:custom-shape draw:style-name="gr9" draw:text-style-name="P2" draw:id="id69" draw:layer="layout" svg:width="5.3cm" svg:height="1.5cm" svg:x="33cm" svg:y="22cm">
          <text:p text:style-name="P1"><text:span text:style-name="T1">OPEC_EdiRe_clean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17" draw:text-style-name="P1" draw:layer="layout" svg:x1="24.499cm" svg:y1="21.3cm" svg:x2="35.649cm" svg:y2="22cm" draw:end-shape="id69" draw:end-glue-point="4" svg:d="m24499 21300v100h11150v600">
          <text:p/>
        </draw:connector>
        <draw:custom-shape draw:style-name="gr9" draw:text-style-name="P2" draw:id="id70" draw:layer="layout" svg:width="5.3cm" svg:height="1.5cm" svg:x="15.2cm" svg:y="26.5cm">
          <text:p text:style-name="P1"><text:span text:style-name="T1">OPEC_10min_fix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ustom-shape draw:style-name="gr9" draw:text-style-name="P2" draw:id="id71" draw:layer="layout" svg:width="5.3cm" svg:height="1.5cm" svg:x="33cm" svg:y="26.5cm">
          <text:p text:style-name="P1"><text:span text:style-name="T1">OPEC_EdiRe_fix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17" draw:text-style-name="P1" draw:layer="layout" svg:x1="35.649cm" svg:y1="23.5cm" svg:x2="30.5cm" svg:y2="23.999cm" draw:start-shape="id69" draw:start-glue-point="6" draw:end-shape="id65" draw:end-glue-point="7" svg:d="m35649 23500v502h-3898v-3h-1251">
          <text:p/>
        </draw:connector>
        <draw:connector draw:style-name="gr17" draw:text-style-name="P1" draw:layer="layout" svg:x1="17.449cm" svg:y1="23.9cm" svg:x2="27cm" svg:y2="23.999cm" draw:start-shape="id68" draw:start-glue-point="6" draw:end-shape="id65" draw:end-glue-point="5" svg:d="m17449 23900v502h6102v-403h3449">
          <text:p/>
        </draw:connector>
        <draw:connector draw:style-name="gr17" draw:text-style-name="P1" draw:layer="layout" svg:x1="28.749cm" svg:y1="24.5cm" svg:x2="17.849cm" svg:y2="26.5cm" draw:start-shape="id65" draw:start-glue-point="6" draw:end-shape="id70" draw:end-glue-point="4" svg:d="m28749 24500v1001h-10900v999">
          <text:p/>
        </draw:connector>
        <draw:connector draw:style-name="gr17" draw:text-style-name="P1" draw:layer="layout" svg:x1="28.749cm" svg:y1="24.5cm" svg:x2="35.649cm" svg:y2="26.5cm" draw:start-shape="id65" draw:start-glue-point="6" draw:end-shape="id71" draw:end-glue-point="4" svg:d="m28749 24500v1001h6900v999">
          <text:p/>
        </draw:connector>
        <draw:connector draw:style-name="gr17" draw:text-style-name="P1" draw:layer="layout" svg:x1="35.649cm" svg:y1="28cm" svg:x2="26.1cm" svg:y2="28.999cm" draw:start-shape="id71" draw:start-glue-point="6" draw:end-shape="id66" draw:end-glue-point="7" svg:d="m35649 28000v999h-9549">
          <text:p/>
        </draw:connector>
        <draw:connector draw:style-name="gr17" draw:text-style-name="P1" draw:layer="layout" svg:x1="17.849cm" svg:y1="28cm" svg:x2="21.6cm" svg:y2="28.999cm" draw:start-shape="id70" draw:start-glue-point="6" draw:end-shape="id66" draw:end-glue-point="5" svg:d="m17849 28000v999h3751">
          <text:p/>
        </draw:connector>
        <draw:connector draw:style-name="gr17" draw:text-style-name="P1" draw:layer="layout" svg:x1="17.849cm" svg:y1="28cm" svg:x2="24.4cm" svg:y2="31.708cm" draw:start-shape="id70" draw:start-glue-point="6" draw:end-shape="id67" draw:end-glue-point="3" svg:d="m17849 28000v3708h6551">
          <text:p/>
        </draw:connector>
        <draw:connector draw:style-name="gr17" draw:text-style-name="P1" draw:layer="layout" svg:x1="35.649cm" svg:y1="28cm" svg:x2="28.901cm" svg:y2="31.708cm" draw:start-shape="id71" draw:start-glue-point="6" draw:end-shape="id67" draw:end-glue-point="1" svg:d="m35649 28000v3708h-6748">
          <text:p/>
        </draw:connector>
        <draw:custom-shape draw:style-name="gr9" draw:text-style-name="P2" draw:id="id72" draw:layer="layout" svg:width="5.3cm" svg:height="1.5cm" svg:x="20.7cm" svg:y="34cm">
          <text:p text:style-name="P1"><text:span text:style-name="T1">OPEC_compil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ustom-shape draw:style-name="gr9" draw:text-style-name="P2" draw:layer="layout" svg:width="5.3cm" svg:height="1.5cm" svg:x="33cm" svg:y="26.5cm">
          <text:p text:style-name="P1"><text:span text:style-name="T1">OPEC_EdiRe_fixer</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17" draw:text-style-name="P1" draw:id="id73" draw:layer="layout" draw:line-skew="-0.355cm" svg:x1="26.649cm" svg:y1="32.208cm" svg:x2="23.349cm" svg:y2="34cm" draw:end-shape="id72" draw:end-glue-point="4" svg:d="m26649 32208v291h-3300v1501">
          <text:p/>
        </draw:connector>
        <draw:connector draw:style-name="gr17" draw:text-style-name="P1" draw:layer="layout" draw:line-skew="0cm -0.65cm" svg:x1="23.349cm" svg:y1="35.5cm" svg:x2="26.649cm" svg:y2="32.208cm" draw:start-shape="id72" draw:start-glue-point="6" draw:end-shape="id73" draw:end-glue-point="2" svg:d="m23349 35500v502h3151v-3794h149">
          <text:p/>
        </draw:connector>
        <draw:connector draw:style-name="gr17" draw:text-style-name="P1" draw:layer="layout" draw:line-skew="-14.175cm" svg:x1="26.649cm" svg:y1="32.208cm" svg:x2="54.7cm" svg:y2="43.15cm" draw:start-shape="id73" draw:start-glue-point="2" draw:end-shape="id57" svg:d="m26649 32208h-149v10942h28200">
          <text:p/>
        </draw:connector>
        <draw:connector draw:style-name="gr4" draw:text-style-name="P1" draw:layer="layout" svg:x1="11.798cm" svg:y1="10.849cm" svg:x2="21.049cm" svg:y2="9.2cm" draw:start-shape="id9" draw:start-glue-point="7" draw:end-shape="id55" draw:end-glue-point="6" svg:d="m11798 10849h9251v-1649">
          <text:p/>
        </draw:connector>
        <draw:connector draw:style-name="gr4" draw:text-style-name="P1" draw:layer="layout" svg:x1="14.149cm" svg:y1="8.5cm" svg:x2="14.6cm" svg:y2="6.799cm" draw:start-shape="id10" draw:start-glue-point="4" draw:end-shape="id6" draw:end-glue-point="5" svg:d="m14149 8500v-599h-50v-1102h501">
          <text:p/>
        </draw:connector>
        <draw:custom-shape draw:style-name="gr13" draw:text-style-name="P5" draw:layer="layout" svg:width="6.5cm" svg:height="1.5cm" svg:x="7.8cm" svg:y="18.7cm">
          <text:p text:style-name="P4"><text:span text:style-name="T7">- loads OPEC 10-minute files</text:span></text:p>
          <text:p text:style-name="P4"><text:span text:style-name="T7">- sorts into appropriate place in master</text:span></text:p>
          <text:p text:style-name="P4"><text:span text:style-name="T7">- saves master</text:span></text:p>
          <draw:enhanced-geometry svg:viewBox="0 0 21600 21600" draw:glue-points="10800 0 0 10800 10800 21600 21600 10800" draw:type="flowchart-process" draw:enhanced-path="M 0 0 L 21600 0 21600 21600 0 21600 0 0 Z N"/>
        </draw:custom-shape>
        <draw:custom-shape draw:style-name="gr13" draw:text-style-name="P5" draw:id="id81" draw:layer="layout" svg:width="6.5cm" svg:height="1.9cm" svg:x="4.5cm" svg:y="14.5cm">
          <text:p text:style-name="P4"><text:span text:style-name="T7">- Scans all files in /Converted</text:span><text:span text:style-name="T7"><text:line-break/></text:span><text:span text:style-name="T7">- Replaces invalid characters</text:span><text:span text:style-name="T7"><text:line-break/></text:span><text:span text:style-name="T7">- Saves files to /Conditioned</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10cm" svg:height="1.5cm" svg:x="5.5cm" svg:y="24cm">
          <text:p text:style-name="P4"><text:span text:style-name="T7">- Threshold cleaning of data</text:span></text:p>
          <text:p text:style-name="P4"><text:span text:style-name="T7">- Thresholds set by: </text:span><text:span text:style-name="T7"><text:line-break/></text:span><text:span text:style-name="T7">../Matlab/Data/Flux/OPEC/Docs/&lt;site&gt;_OPEC_thresholds.csv</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9cm" svg:height="3.5cm" svg:x="6.5cm" svg:y="27.5cm">
          <text:p text:style-name="P4"><text:span text:style-name="T7">- Loads 10min data, does site-spec manual cleans</text:span></text:p>
          <text:p text:style-name="P4"><text:span text:style-name="T7">- Rotation corrections, converts Fc, CO2</text:span></text:p>
          <text:p text:style-name="P4"><text:span text:style-name="T7">- Storage calculation (OPEC_10min_storage.m)</text:span><text:span text:style-name="T7"><text:line-break/></text:span><text:span text:style-name="T7">- Spike-removal</text:span></text:p>
          <text:p text:style-name="P4"><text:span text:style-name="T7">- Averages to 30-minute means</text:span></text:p>
          <text:p text:style-name="P4"><text:span text:style-name="T7">- Compares flux data with met data (windspeed)</text:span><text:span text:style-name="T7"><text:line-break/></text:span><text:span text:style-name="T7">to ensure data is aligned properly</text:span></text:p>
          <text:p text:style-name="P4"><text:span text:style-name="T7">- Saves 30-minute calculated and cleaned files</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6.5cm" svg:height="1.5cm" svg:x="37.8cm" svg:y="18.7cm">
          <text:p text:style-name="P4"><text:span text:style-name="T7">- loads EdiRe 30-minute files</text:span></text:p>
          <text:p text:style-name="P4"><text:span text:style-name="T7">- sorts into appropriate place in master</text:span></text:p>
          <text:p text:style-name="P4"><text:span text:style-name="T7">- saves master</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10cm" svg:height="1.5cm" svg:x="36cm" svg:y="23.7cm">
          <text:p text:style-name="P4"><text:span text:style-name="T7">- Threshold cleaning of data</text:span></text:p>
          <text:p text:style-name="P4"><text:span text:style-name="T7">- Thresholds set by: </text:span><text:span text:style-name="T7"><text:line-break/></text:span><text:span text:style-name="T7">../Matlab/Data/Flux/OPEC/Docs/</text:span><text:span text:style-name="T7"><text:line-break/></text:span><text:span text:style-name="T7">&lt;site&gt;_OPEC_EdiRe_thresholds.csv</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9cm" svg:height="3.1cm" svg:x="36.5cm" svg:y="27.9cm">
          <text:p text:style-name="P4"><text:span text:style-name="T7">- Loads 10min data, does site-spec manual cleans</text:span></text:p>
          <text:p text:style-name="P4"><text:span text:style-name="T7">- Storage calculation (OPEC_10min_storage.m)</text:span><text:span text:style-name="T7"><text:line-break/></text:span><text:span text:style-name="T7">- Spike-removal</text:span></text:p>
          <text:p text:style-name="P4"><text:span text:style-name="T7">- Compares flux data with met data (windspeed) and</text:span><text:span text:style-name="T7"><text:line-break/></text:span><text:span text:style-name="T7">10-min data to ensure data is aligned properly</text:span></text:p>
          <text:p text:style-name="P4"><text:span text:style-name="T7">- Saves calculated and cleaned files</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9cm" svg:height="2.5cm" svg:x="12.5cm" svg:y="35.5cm">
          <text:p text:style-name="P4"><text:span text:style-name="T7">- Loads data from ../Final_Calculated/ from both 10-min</text:span><text:span text:style-name="T7"><text:line-break/></text:span><text:span text:style-name="T7">and EdiRe data</text:span></text:p>
          <text:p text:style-name="P4"><text:span text:style-name="T7">- Creates a new master file, and combines data from </text:span><text:span text:style-name="T7"><text:line-break/></text:span><text:span text:style-name="T7">each into single variables </text:span><text:span text:style-name="T7"><text:line-break/></text:span><text:span text:style-name="T7">- Priority is given to EdiRe data. <text:s/>Gaps remaining are </text:span><text:span text:style-name="T7"><text:line-break/></text:span><text:span text:style-name="T7">filled with 10min data</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5.305cm" svg:height="1.5cm" svg:x="24.095cm" svg:y="10.106cm">
          <text:p text:style-name="P4"><text:span text:style-name="T7">- See documentation on EdiRe </text:span><text:span text:style-name="T7"><text:line-break/></text:span><text:span text:style-name="T7">operation for more information</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9.5cm" svg:height="6.5cm" svg:x="47.1cm" svg:y="35.7cm">
          <text:p text:style-name="P4"><text:span text:style-name="T7">- Compiles data from all sources (OPEC, CPEC, MET)</text:span></text:p>
          <text:p text:style-name="P4"><text:span text:style-name="T7">- Places all variables in a single master file, covering </text:span><text:span text:style-name="T7"><text:line-break/></text:span><text:span text:style-name="T7">years 2002—2014.</text:span></text:p>
          <text:p text:style-name="P4"><text:span text:style-name="T7">- Variables saved are controlled by the contents of:</text:span></text:p>
          <text:p text:style-name="P4"><text:span text:style-name="T7">../Matlab/Data/Master_Files/Docs/&lt;site&gt;_master_list.csv</text:span></text:p>
          <text:p text:style-name="P4"><text:span text:style-name="T7">- Exports the following files:</text:span></text:p>
          <text:p text:style-name="P4"><text:span text:style-name="T7">1. Master (2002-2014) file, with all variables for a given</text:span></text:p>
          <text:p text:style-name="P4"><text:span text:style-name="T7">site (e.g. &lt;site&gt;_data_master.mat) – this is the file that is</text:span><text:span text:style-name="T7"><text:line-break/></text:span><text:span text:style-name="T7">updated each time the compiler is run</text:span></text:p>
          <text:p text:style-name="P4"><text:span text:style-name="T7">2. Exports a portion of the master file, corresponding to</text:span><text:span text:style-name="T7"><text:line-break/></text:span><text:span text:style-name="T7">each separate year (e.g. &lt;site&gt;_data_master_2002.mat)</text:span></text:p>
          <text:p text:style-name="P4"><text:span text:style-name="T7">3. Additional data files are created and exported, as </text:span></text:p>
          <text:p text:style-name="P4"><text:span text:style-name="T7">specified in the contents of &lt;site&gt;_master_list.csv</text:span></text:p>
          <text:p text:style-name="P4"><text:span text:style-name="T7">(see readme for more information)</text:span></text:p>
          <draw:enhanced-geometry svg:viewBox="0 0 21600 21600" draw:glue-points="10800 0 0 10800 10800 21600 21600 10800" draw:type="flowchart-process" draw:enhanced-path="M 0 0 L 21600 0 21600 21600 0 21600 0 0 Z N"/>
        </draw:custom-shape>
        <draw:custom-shape draw:style-name="gr9" draw:text-style-name="P2" draw:id="id58" draw:layer="layout" svg:width="5.3cm" svg:height="1.3cm" svg:x="44.8cm" svg:y="45.6cm">
          <text:p text:style-name="P1"><text:span text:style-name="T1">run_mcm_footprint</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ustom-shape draw:style-name="gr20" draw:text-style-name="P2" draw:id="id74" draw:layer="layout" svg:width="2.7cm" svg:height="0.9cm" svg:x="40.5cm" svg:y="48cm">
          <text:p text:style-name="P1"><text:span text:style-name="T9">mcm_footprint</text:span></text:p>
          <draw:enhanced-geometry svg:viewBox="0 0 21600 21600" draw:glue-points="10800 0 0 10800 10800 21600 21600 10800" draw:type="flowchart-process" draw:enhanced-path="M 0 0 L 21600 0 21600 21600 0 21600 0 0 Z N"/>
        </draw:custom-shape>
        <draw:custom-shape draw:style-name="gr20" draw:text-style-name="P2" draw:id="id75" draw:layer="layout" svg:width="4.4cm" svg:height="0.5cm" svg:x="36.9cm" svg:y="47.3cm">
          <text:p text:style-name="P1"><text:span text:style-name="T9">mcm_Schuepp_footprint</text:span></text:p>
          <draw:enhanced-geometry svg:viewBox="0 0 21600 21600" draw:glue-points="10800 0 0 10800 10800 21600 21600 10800" draw:type="flowchart-process" draw:enhanced-path="M 0 0 L 21600 0 21600 21600 0 21600 0 0 Z N"/>
        </draw:custom-shape>
        <draw:custom-shape draw:style-name="gr20" draw:text-style-name="P6" draw:id="id76" draw:layer="layout" svg:width="4.1cm" svg:height="0.6cm" svg:x="37.4cm" svg:y="49.3cm">
          <text:p text:style-name="P1"><text:span text:style-name="T9">mcm_footprint_hsieh</text:span></text:p>
          <draw:enhanced-geometry svg:viewBox="0 0 21600 21600" draw:glue-points="10800 0 0 10800 10800 21600 21600 10800" draw:type="flowchart-process" draw:enhanced-path="M 0 0 L 21600 0 21600 21600 0 21600 0 0 Z N"/>
        </draw:custom-shape>
        <draw:connector draw:style-name="gr21" draw:text-style-name="P1" draw:layer="layout" svg:x1="44.8cm" svg:y1="46.249cm" svg:x2="43.2cm" svg:y2="48.449cm" draw:start-shape="id58" draw:start-glue-point="5" draw:end-shape="id74" draw:end-glue-point="7" svg:d="m44800 46249h-799v2200h-801">
          <text:p/>
        </draw:connector>
        <draw:connector draw:style-name="gr21" draw:text-style-name="P1" draw:layer="layout" svg:x1="41.849cm" svg:y1="48cm" svg:x2="41.3cm" svg:y2="47.549cm" draw:start-shape="id74" draw:start-glue-point="4" draw:end-shape="id75" draw:end-glue-point="7" svg:d="m41849 48000v-451h-549">
          <text:p/>
        </draw:connector>
        <draw:connector draw:style-name="gr21" draw:text-style-name="P1" draw:layer="layout" svg:x1="41.849cm" svg:y1="48.9cm" svg:x2="41.5cm" svg:y2="49.599cm" draw:start-shape="id74" draw:start-glue-point="6" draw:end-shape="id76" draw:end-glue-point="7" svg:d="m41849 48900v699h-349">
          <text:p/>
        </draw:connector>
        <draw:custom-shape draw:style-name="gr3" draw:text-style-name="P1" draw:id="id78" draw:layer="layout" svg:width="3.3cm" svg:height="1.1cm" svg:x="47.7cm" svg:y="49.4cm">
          <text:p text:style-name="P1"><text:span text:style-name="T2">Update upon</text:span><text:span text:style-name="T2"><text:line-break/></text:span><text:span text:style-name="T2"> re-run</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47.449cm" svg:y1="46.9cm" svg:x2="47.099cm" svg:y2="47.9cm" draw:start-shape="id58" draw:start-glue-point="6" draw:end-shape="id77" draw:end-glue-point="4" svg:d="m47449 46900v501h-350v499">
          <text:p/>
        </draw:connector>
        <draw:connector draw:style-name="gr4" draw:text-style-name="P1" draw:layer="layout" draw:line-skew="-1.351cm" svg:x1="51cm" svg:y1="49.949cm" svg:x2="54.7cm" svg:y2="43.149cm" draw:start-shape="id78" draw:start-glue-point="7" draw:end-shape="id57" draw:end-glue-point="5" svg:d="m51000 49949h500v-6800h3200">
          <text:p/>
        </draw:connector>
        <draw:custom-shape draw:style-name="gr22" draw:text-style-name="P1" draw:layer="layout" svg:width="7.5cm" svg:height="6.5cm" svg:x="36.4cm" svg:y="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id="id77" draw:layer="layout" svg:width="5cm" svg:height="1cm" svg:x="44.6cm" svg:y="47.9cm">
          <text:p text:style-name="P1"><text:span text:style-name="T5">../Matlab/Data/Footprint/</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47.099cm" svg:y1="48.9cm" svg:x2="47.7cm" svg:y2="49.949cm" draw:start-shape="id77" draw:start-glue-point="6" draw:end-shape="id78" draw:end-glue-point="5" svg:d="m47099 48900v1049h601">
          <text:p/>
        </draw:connector>
        <draw:custom-shape draw:style-name="gr9" draw:text-style-name="P2" draw:id="id79" draw:layer="layout" svg:width="6.3cm" svg:height="1.8cm" svg:x="54cm" svg:y="47.7cm">
          <text:p text:style-name="P1"><text:span text:style-name="T1">mcm_FCRN_Gapfill</text:span></text:p>
          <text:p text:style-name="P1"><text:span text:style-name="T1">mcm_SiteSpec_Gapfill</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ustom-shape draw:style-name="gr7" draw:text-style-name="P1" draw:layer="layout" svg:width="34cm" svg:height="30cm" svg:x="35.818cm" svg:y="44.243cm">
          <text:p/>
          <draw:enhanced-geometry svg:viewBox="0 0 21600 21600" draw:type="rectangle" draw:enhanced-path="M 0 0 L 21600 0 21600 21600 0 21600 0 0 Z N"/>
        </draw:custom-shape>
        <draw:frame draw:style-name="gr23" draw:text-style-name="P3" draw:layer="layout" svg:width="16.157cm" svg:height="2.143cm" svg:x="53.4cm" svg:y="71.357cm">
          <draw:text-box>
            <text:p><text:span text:style-name="T3">Footprint + Gapfilling</text:span></text:p>
          </draw:text-box>
        </draw:frame>
        <draw:custom-shape draw:style-name="gr9" draw:text-style-name="P2" draw:id="id80" draw:layer="layout" svg:width="5.3cm" svg:height="1.3cm" svg:x="63.7cm" svg:y="47.7cm">
          <text:p text:style-name="P1"><text:span text:style-name="T1">mcm_LE_H_Gapfill</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57.35cm" svg:y1="43.8cm" svg:x2="57.15cm" svg:y2="47.7cm" draw:start-shape="id57" draw:end-shape="id79" svg:d="m57350 43800v1951h-200v1949">
          <text:p/>
        </draw:connector>
        <draw:connector draw:style-name="gr4" draw:text-style-name="P1" draw:layer="layout" svg:x1="57.349cm" svg:y1="43.8cm" svg:x2="66.349cm" svg:y2="47.7cm" draw:start-shape="id57" draw:start-glue-point="6" draw:end-shape="id80" draw:end-glue-point="4" svg:d="m57349 43800v1951h9000v1949">
          <text:p/>
        </draw:connector>
        <draw:custom-shape draw:style-name="gr9" draw:text-style-name="P2" draw:layer="layout" svg:width="5.3cm" svg:height="1cm" svg:x="62.7cm" svg:y="2cm">
          <text:p text:style-name="P1"><text:span text:style-name="T1">mcm_start_mgmt</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4.5cm" svg:height="1.5cm" svg:x="68cm" svg:y="2.5cm">
          <text:p text:style-name="P4"><text:span text:style-name="T6">- Starts management GUI</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0.998cm" svg:y1="15.449cm" svg:x2="14.1cm" svg:y2="12.2cm" draw:start-shape="id81" draw:start-glue-point="7" draw:end-shape="id59" svg:d="m10998 15449h1553v-3249h1549">
          <text:p/>
        </draw:connector>
        <draw:custom-shape draw:style-name="gr9" draw:text-style-name="P2" draw:id="id83" draw:layer="layout" svg:width="5.3cm" svg:height="1.5cm" svg:x="60.268cm" svg:y="30.298cm">
          <text:p text:style-name="P1"><text:span text:style-name="T1">mcm_sapflow_calc</text:span></text:p>
          <text:p text:style-name="P1"><text:span text:style-name="T4">(mcm_start_mgmt GUI)</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line-skew="-0.884cm" svg:x1="57.5cm" svg:y1="24cm" svg:x2="60.268cm" svg:y2="31.047cm" draw:start-shape="id82" draw:start-glue-point="2" draw:end-shape="id83" draw:end-glue-point="5" svg:d="m57500 24000h500v7047h2268">
          <text:p/>
        </draw:connector>
        <draw:custom-shape draw:style-name="gr1" draw:text-style-name="P2" draw:id="id84" draw:layer="layout" svg:width="6.5cm" svg:height="1cm" svg:x="58cm" svg:y="33.5cm">
          <text:p text:style-name="P1"><text:span text:style-name="T5">../Calculated4/&lt;site&gt;/</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draw:line-skew="11.25cm" svg:x1="47.999cm" svg:y1="8.5cm" svg:x2="61.249cm" svg:y2="33.5cm" draw:start-shape="id21" draw:start-glue-point="6" draw:end-shape="id84" draw:end-glue-point="4" svg:d="m47999 8500v23750h13250v1250">
          <text:p/>
        </draw:connector>
        <draw:custom-shape draw:style-name="gr13" draw:text-style-name="P5" draw:layer="layout" svg:width="6cm" svg:height="1.5cm" svg:x="44.5cm" svg:y="16.5cm">
          <text:p text:style-name="P4"><text:span text:style-name="T7">- applies simple threshold cleaning</text:span></text:p>
          <text:p text:style-name="P4"><text:span text:style-name="T7">-- saves into /Cleaned3/</text:span></text:p>
          <text:p text:style-name="P4"><text:span text:style-name="T7">- data may be in EST/EDT </text:span></text:p>
          <text:p text:style-name="P4"><text:span text:style-name="T7">or UTC timecode</text:span></text:p>
          <draw:enhanced-geometry svg:viewBox="0 0 21600 21600" draw:glue-points="10800 0 0 10800 10800 21600 21600 10800" draw:type="flowchart-process" draw:enhanced-path="M 0 0 L 21600 0 21600 21600 0 21600 0 0 Z N"/>
        </draw:custom-shape>
        <draw:custom-shape draw:style-name="gr13" draw:text-style-name="P5" draw:layer="layout" svg:width="6.5cm" svg:height="1.9cm" svg:x="46.2cm" svg:y="12.1cm">
          <text:p text:style-name="P4"><text:span text:style-name="T7">- loads raw datalogger files</text:span></text:p>
          <text:p text:style-name="P4"><text:span text:style-name="T7">- sorts into appropriate place in master</text:span></text:p>
          <text:p text:style-name="P4"><text:span text:style-name="T7">- outputs organized file into:</text:span></text:p>
          <text:p text:style-name="P4"><text:span text:style-name="T7">-- Master, HH_Files, Column files</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65.568cm" svg:y1="31.047cm" svg:x2="68.5cm" svg:y2="33.999cm" draw:start-shape="id83" draw:start-glue-point="7" draw:end-shape="id85" draw:end-glue-point="5" svg:d="m65568 31047h1467v2952h1465">
          <text:p/>
        </draw:connector>
        <draw:custom-shape draw:style-name="gr13" draw:text-style-name="P5" draw:layer="layout" svg:width="6cm" svg:height="3.5cm" svg:x="66.5cm" svg:y="27.5cm">
          <text:p text:style-name="P1"><text:span text:style-name="T6">Saplfow Calculations</text:span></text:p>
          <text:p text:style-name="P1"><text:span text:style-name="T6"/></text:p>
          <text:p text:style-name="P4"><text:span text:style-name="T7">1. Calculate dT_max</text:span></text:p>
          <text:p text:style-name="P4"><text:span text:style-name="T7">2. Manual Adjustments</text:span></text:p>
          <text:p text:style-name="P4"><text:span text:style-name="T7">3. Interpolate dT_max, subtract from</text:span><text:span text:style-name="T7"><text:line-break/></text:span><text:span text:style-name="T7">sapflow</text:span></text:p>
          <text:p text:style-name="P4"><text:span text:style-name="T7">4. Calculate Sap Flow Velocity (Js)</text:span></text:p>
          <text:p text:style-name="P4"><text:span text:style-name="T7">5. Calculate Sap Flow Discharge (F)</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svg:x1="62.917cm" svg:y1="31.798cm" svg:x2="64.498cm" svg:y2="33.999cm" draw:start-shape="id83" draw:start-glue-point="6" draw:end-shape="id84" draw:end-glue-point="7" svg:d="m62917 31798v852h2085v1349h-504">
          <text:p/>
        </draw:connector>
        <draw:custom-shape draw:style-name="gr1" draw:text-style-name="P2" draw:id="id85" draw:layer="layout" svg:width="8cm" svg:height="1cm" svg:x="68.5cm" svg:y="33.5cm">
          <text:p text:style-name="P1"><text:span text:style-name="T5">../Docs/&lt;site&gt;_sapflow_params_yyyy.csv</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2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5cm" fo:margin-bottom="0.5cm" fo:margin-left="0.5cm" fo:margin-right="0.5cm" fo:page-width="121cm" fo:page-height="9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89cm" svg:x="1cm" svg:y="2.426cm" draw:page-number="1"/>
      <draw:page-thumbnail draw:layer="backgroundobjects" svg:width="9.294cm" svg:height="6.989cm" svg:x="1cm" svg:y="10.474cm"/>
      <draw:page-thumbnail draw:layer="backgroundobjects" svg:width="9.294cm" svg:height="6.989cm" svg:x="1cm" svg:y="18.522cm"/>
      <draw:page-thumbnail draw:layer="backgroundobjects" svg:width="9.294cm" svg:height="6.989cm" svg:x="11.295cm" svg:y="2.426cm"/>
      <draw:page-thumbnail draw:layer="backgroundobjects" svg:width="9.294cm" svg:height="6.989cm" svg:x="11.295cm" svg:y="10.474cm"/>
      <draw:page-thumbnail draw:layer="backgroundobjects" svg:width="9.294cm" svg:height="6.989cm" svg:x="11.295cm" svg:y="18.522cm"/>
    </style:handout-master>
    <style:master-page style:name="Default" style:page-layout-name="PM1" draw:style-name="Mdp1">
      <draw:frame presentation:style-name="Default-title" draw:layer="backgroundobjects" svg:width="107.996cm" svg:height="15.026cm" svg:x="6.499cm" svg:y="4.086cm" presentation:class="title" presentation:placeholder="true">
        <draw:text-box/>
      </draw:frame>
      <draw:frame presentation:style-name="Default-outline1" draw:layer="backgroundobjects" svg:width="107.996cm" svg:height="59.4cm" svg:x="6.499cm" svg:y="21.559cm" presentation:class="outline" presentation:placeholder="true">
        <draw:text-box/>
      </draw:frame>
      <draw:frame presentation:style-name="Mpr1" draw:text-style-name="MP1" draw:layer="backgroundobjects" svg:width="27.956cm" svg:height="6.206cm" svg:x="6.499cm" svg:y="82.489cm" presentation:class="date-time">
        <draw:text-box>
          <text:p text:style-name="MP1"><text:span text:style-name="MT1"><presentation:date-time/></text:span></text:p>
        </draw:text-box>
      </draw:frame>
      <draw:frame presentation:style-name="Mpr1" draw:text-style-name="MP3" draw:layer="backgroundobjects" svg:width="38.036cm" svg:height="6.206cm" svg:x="41.539cm" svg:y="82.489cm" presentation:class="footer">
        <draw:text-box>
          <text:p text:style-name="MP3"><text:span text:style-name="MT1"><presentation:footer/></text:span></text:p>
        </draw:text-box>
      </draw:frame>
      <draw:frame presentation:style-name="Mpr1" draw:text-style-name="MP2" draw:layer="backgroundobjects" svg:width="27.956cm" svg:height="6.206cm" svg:x="86.539cm" svg:y="82.48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8-18T10:12:07</meta:creation-date>
    <meta:editing-duration>PT08H15M33S</meta:editing-duration>
    <meta:editing-cycles>14</meta:editing-cycles>
    <meta:generator>OpenOffice.org/3.1$Unix OpenOffice.org_project/310m19$Build-9420</meta:generator>
    <dc:date>2011-09-20T12:17:19</dc:date>
    <dc:creator>ArainLab </dc:creator>
    <meta:document-statistic meta:object-count="271"/>
  </office:meta>
</office:document-meta>
</file>